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1">
            <text:p>5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85">
            <text:p>8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81">
            <text:p>18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984">
            <text:p>498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178">
            <text:p>817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499">
            <text:p>1049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6">
            <text:p>2020-11-1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1 - 1.05)">
            <text:p>(0.81 - 1.0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8">
            <text:p>0.8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41.25">
            <text:p>141.2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4166666666667">
            <text:p>0.1041666667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8585069444444">
            <text:p>1.3858506944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90.75">
            <text:p>290.75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5386803185438">
            <text:p>0.1653868032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3246528869811">
            <text:p>1.6324652887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52880339431067">
            <text:p>4.528803394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52.125">
            <text:p>152.12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98137460650577">
            <text:p>0.0798137461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9183376998714">
            <text:p>1.29183377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02669746735147">
            <text:p>9.026697467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3.625">
            <text:p>53.62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92075163398693">
            <text:p>0.0292075163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1038983420506">
            <text:p>1.1038983421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4.0767190531531">
            <text:p>24.076719053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78">
            <text:p>978</text:p>
          </table:table-cell>
          <table:table-cell office:value-type="float" office:value="2183">
            <text:p>2183</text:p>
          </table:table-cell>
          <table:table-cell office:value-type="float" office:value="72.875">
            <text:p>72.875</text:p>
          </table:table-cell>
          <table:table-cell office:value-type="float" office:value="169.75">
            <text:p>169.75</text:p>
          </table:table-cell>
          <table:table-cell office:value-type="float" office:value="77.75">
            <text:p>77.75</text:p>
          </table:table-cell>
          <table:table-cell office:value-type="float" office:value="0.202430555555556">
            <text:p>0.2024305556</text:p>
          </table:table-cell>
          <table:table-cell office:value-type="float" office:value="0.173568507157464">
            <text:p>0.1735685072</text:p>
          </table:table-cell>
          <table:table-cell office:value-type="float" office:value="0.0356161245991754">
            <text:p>0.0356161246</text:p>
          </table:table-cell>
          <table:table-cell office:value-type="float" office:value="1.78882407889661">
            <text:p>1.7888240789</text:p>
          </table:table-cell>
          <table:table-cell office:value-type="float" office:value="1.66653678733779">
            <text:p>1.6665367873</text:p>
          </table:table-cell>
          <table:table-cell office:value-type="float" office:value="1.12714271242678">
            <text:p>1.1271427124</text:p>
          </table:table-cell>
          <table:table-cell office:value-type="float" office:value="3.76005472661141">
            <text:p>3.7600547266</text:p>
          </table:table-cell>
          <table:table-cell office:value-type="float" office:value="4.33084049738295">
            <text:p>4.3308404974</text:p>
          </table:table-cell>
          <table:table-cell office:value-type="float" office:value="19.8061636655192">
            <text:p>19.806163665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81">
            <text:p>1181</text:p>
          </table:table-cell>
          <table:table-cell office:value-type="float" office:value="2923">
            <text:p>2923</text:p>
          </table:table-cell>
          <table:table-cell office:value-type="float" office:value="91.625">
            <text:p>91.625</text:p>
          </table:table-cell>
          <table:table-cell office:value-type="float" office:value="-7.375">
            <text:p>-7.375</text:p>
          </table:table-cell>
          <table:table-cell office:value-type="float" office:value="38.25">
            <text:p>38.25</text:p>
          </table:table-cell>
          <table:table-cell office:value-type="float" office:value="0.24630376344086">
            <text:p>0.2463037634</text:p>
          </table:table-cell>
          <table:table-cell office:value-type="float" office:value="-0.00624470787468247">
            <text:p>-0.0062447079</text:p>
          </table:table-cell>
          <table:table-cell office:value-type="float" office:value="0.0130858706808074">
            <text:p>0.0130858707</text:p>
          </table:table-cell>
          <table:table-cell office:value-type="float" office:value="1.98096763805787">
            <text:p>1.9809676381</text:p>
          </table:table-cell>
          <table:table-cell office:value-type="float" office:value="0.978219955336434">
            <text:p>0.9782199553</text:p>
          </table:table-cell>
          <table:table-cell office:value-type="float" office:value="1.04613617780532">
            <text:p>1.0461361778</text:p>
          </table:table-cell>
          <table:table-cell office:value-type="float" office:value="3.14806209895191">
            <text:p>3.148062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62">
            <text:p>2562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89.25">
            <text:p>189.2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38680718188915">
            <text:p>0.0738680718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923297575323">
            <text:p>1.2692329758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72604035414948">
            <text:p>9.726040354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211">
            <text:p>1211</text:p>
          </table:table-cell>
          <table:table-cell office:value-type="float" office:value="2609">
            <text:p>2609</text:p>
          </table:table-cell>
          <table:table-cell office:value-type="float" office:value="70.125">
            <text:p>70.125</text:p>
          </table:table-cell>
          <table:table-cell office:value-type="float" office:value="135">
            <text:p>135</text:p>
          </table:table-cell>
          <table:table-cell office:value-type="float" office:value="120.25">
            <text:p>120.25</text:p>
          </table:table-cell>
          <table:table-cell office:value-type="float" office:value="0.102822580645161">
            <text:p>0.1028225806</text:p>
          </table:table-cell>
          <table:table-cell office:value-type="float" office:value="0.111478117258464">
            <text:p>0.1114781173</text:p>
          </table:table-cell>
          <table:table-cell office:value-type="float" office:value="0.0460904561134534">
            <text:p>0.0460904561</text:p>
          </table:table-cell>
          <table:table-cell office:value-type="float" office:value="1.3806010991155">
            <text:p>1.3806010991</text:p>
          </table:table-cell>
          <table:table-cell office:value-type="float" office:value="1.41453105683451">
            <text:p>1.4145310568</text:p>
          </table:table-cell>
          <table:table-cell office:value-type="float" office:value="1.16548028348079">
            <text:p>1.1654802835</text:p>
          </table:table-cell>
          <table:table-cell office:value-type="float" office:value="7.0821172426306">
            <text:p>7.0821172426</text:p>
          </table:table-cell>
          <table:table-cell office:value-type="float" office:value="6.55825671929288">
            <text:p>6.5582567193</text:p>
          </table:table-cell>
          <table:table-cell office:value-type="float" office:value="15.382814945551">
            <text:p>15.382814945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28">
            <text:p>1328</text:p>
          </table:table-cell>
          <table:table-cell office:value-type="float" office:value="2978">
            <text:p>2978</text:p>
          </table:table-cell>
          <table:table-cell office:value-type="float" office:value="18.625">
            <text:p>18.625</text:p>
          </table:table-cell>
          <table:table-cell office:value-type="float" office:value="150.625">
            <text:p>150.625</text:p>
          </table:table-cell>
          <table:table-cell office:value-type="float" office:value="126.625">
            <text:p>126.625</text:p>
          </table:table-cell>
          <table:table-cell office:value-type="float" office:value="0.0264559659090909">
            <text:p>0.0264559659</text:p>
          </table:table-cell>
          <table:table-cell office:value-type="float" office:value="0.113422439759036">
            <text:p>0.1134224398</text:p>
          </table:table-cell>
          <table:table-cell office:value-type="float" office:value="0.0425201477501679">
            <text:p>0.0425201478</text:p>
          </table:table-cell>
          <table:table-cell office:value-type="float" office:value="1.0939677202209">
            <text:p>1.0939677202</text:p>
          </table:table-cell>
          <table:table-cell office:value-type="float" office:value="1.42219325284478">
            <text:p>1.4221932528</text:p>
          </table:table-cell>
          <table:table-cell office:value-type="float" office:value="1.15236412453639">
            <text:p>1.1523641245</text:p>
          </table:table-cell>
          <table:table-cell office:value-type="float" office:value="26.5450983419988">
            <text:p>26.545098342</text:p>
          </table:table-cell>
          <table:table-cell office:value-type="float" office:value="6.45156859626483">
            <text:p>6.4515685963</text:p>
          </table:table-cell>
          <table:table-cell office:value-type="float" office:value="16.6457857846744">
            <text:p>16.645785784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63">
            <text:p>1563</text:p>
          </table:table-cell>
          <table:table-cell office:value-type="float" office:value="3504">
            <text:p>3504</text:p>
          </table:table-cell>
          <table:table-cell office:value-type="float" office:value="36.5">
            <text:p>36.5</text:p>
          </table:table-cell>
          <table:table-cell office:value-type="float" office:value="140.25">
            <text:p>140.25</text:p>
          </table:table-cell>
          <table:table-cell office:value-type="float" office:value="72">
            <text:p>72</text:p>
          </table:table-cell>
          <table:table-cell office:value-type="float" office:value="0.0467948717948718">
            <text:p>0.0467948718</text:p>
          </table:table-cell>
          <table:table-cell office:value-type="float" office:value="0.0897312859884837">
            <text:p>0.089731286</text:p>
          </table:table-cell>
          <table:table-cell office:value-type="float" office:value="0.0205479452054795">
            <text:p>0.0205479452</text:p>
          </table:table-cell>
          <table:table-cell office:value-type="float" office:value="1.1680739809336">
            <text:p>1.1680739809</text:p>
          </table:table-cell>
          <table:table-cell office:value-type="float" office:value="1.32984084018258">
            <text:p>1.3298408402</text:p>
          </table:table-cell>
          <table:table-cell office:value-type="float" office:value="1.07274535560143">
            <text:p>1.0727453556</text:p>
          </table:table-cell>
          <table:table-cell office:value-type="float" office:value="15.1563923380091">
            <text:p>15.156392338</text:p>
          </table:table-cell>
          <table:table-cell office:value-type="float" office:value="8.06630968415458">
            <text:p>8.0663096842</text:p>
          </table:table-cell>
          <table:table-cell office:value-type="float" office:value="34.0785615193993">
            <text:p>34.078561519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60">
            <text:p>1760</text:p>
          </table:table-cell>
          <table:table-cell office:value-type="float" office:value="3731">
            <text:p>3731</text:p>
          </table:table-cell>
          <table:table-cell office:value-type="float" office:value="71.25">
            <text:p>71.25</text:p>
          </table:table-cell>
          <table:table-cell office:value-type="float" office:value="158">
            <text:p>158</text:p>
          </table:table-cell>
          <table:table-cell office:value-type="float" office:value="197.875">
            <text:p>197.875</text:p>
          </table:table-cell>
          <table:table-cell office:value-type="float" office:value="0.0860507246376812">
            <text:p>0.0860507246</text:p>
          </table:table-cell>
          <table:table-cell office:value-type="float" office:value="0.0897727272727273">
            <text:p>0.0897727273</text:p>
          </table:table-cell>
          <table:table-cell office:value-type="float" office:value="0.0530353792548914">
            <text:p>0.0530353793</text:p>
          </table:table-cell>
          <table:table-cell office:value-type="float" office:value="1.3156908015648">
            <text:p>1.3156908016</text:p>
          </table:table-cell>
          <table:table-cell office:value-type="float" office:value="1.33000046487603">
            <text:p>1.3300004649</text:p>
          </table:table-cell>
          <table:table-cell office:value-type="float" office:value="1.19113682023943">
            <text:p>1.1911368202</text:p>
          </table:table-cell>
          <table:table-cell office:value-type="float" office:value="8.39690584311888">
            <text:p>8.3969058431</text:p>
          </table:table-cell>
          <table:table-cell office:value-type="float" office:value="8.06274157855523">
            <text:p>8.0627415786</text:p>
          </table:table-cell>
          <table:table-cell office:value-type="float" office:value="13.4131131018713">
            <text:p>13.413113101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636">
            <text:p>1636</text:p>
          </table:table-cell>
          <table:table-cell office:value-type="float" office:value="3851">
            <text:p>3851</text:p>
          </table:table-cell>
          <table:table-cell office:value-type="float" office:value="24.25">
            <text:p>24.25</text:p>
          </table:table-cell>
          <table:table-cell office:value-type="float" office:value="110.75">
            <text:p>110.75</text:p>
          </table:table-cell>
          <table:table-cell office:value-type="float" office:value="72.25">
            <text:p>72.25</text:p>
          </table:table-cell>
          <table:table-cell office:value-type="float" office:value="0.0319920844327177">
            <text:p>0.0319920844</text:p>
          </table:table-cell>
          <table:table-cell office:value-type="float" office:value="0.0676955990220049">
            <text:p>0.067695599</text:p>
          </table:table-cell>
          <table:table-cell office:value-type="float" office:value="0.0187613606855362">
            <text:p>0.0187613607</text:p>
          </table:table-cell>
          <table:table-cell office:value-type="float" office:value="1.11397834270856">
            <text:p>1.1139783427</text:p>
          </table:table-cell>
          <table:table-cell office:value-type="float" office:value="1.24591667706584">
            <text:p>1.2459166771</text:p>
          </table:table-cell>
          <table:table-cell office:value-type="float" office:value="1.06635466016273">
            <text:p>1.0663546602</text:p>
          </table:table-cell>
          <table:table-cell office:value-type="float" office:value="22.0109634069487">
            <text:p>22.0109634069</text:p>
          </table:table-cell>
          <table:table-cell office:value-type="float" office:value="10.5819666875342">
            <text:p>10.581966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61">
            <text:p>861</text:p>
          </table:table-cell>
          <table:table-cell office:value-type="float" office:value="1822">
            <text:p>1822</text:p>
          </table:table-cell>
          <table:table-cell office:value-type="float" office:value="4523">
            <text:p>4523</text:p>
          </table:table-cell>
          <table:table-cell office:value-type="float" office:value="34.375">
            <text:p>34.375</text:p>
          </table:table-cell>
          <table:table-cell office:value-type="float" office:value="127.75">
            <text:p>127.75</text:p>
          </table:table-cell>
          <table:table-cell office:value-type="float" office:value="35.125">
            <text:p>35.125</text:p>
          </table:table-cell>
          <table:table-cell office:value-type="float" office:value="0.039924506387921">
            <text:p>0.0399245064</text:p>
          </table:table-cell>
          <table:table-cell office:value-type="float" office:value="0.0701152579582876">
            <text:p>0.070115258</text:p>
          </table:table-cell>
          <table:table-cell office:value-type="float" office:value="0.00776586336502321">
            <text:p>0.0077658634</text:p>
          </table:table-cell>
          <table:table-cell office:value-type="float" office:value="1.14285994612995">
            <text:p>1.1428599461</text:p>
          </table:table-cell>
          <table:table-cell office:value-type="float" office:value="1.25503905567518">
            <text:p>1.2550390557</text:p>
          </table:table-cell>
          <table:table-cell office:value-type="float" office:value="1.02729872669984">
            <text:p>1.0272987267</text:p>
          </table:table-cell>
          <table:table-cell office:value-type="float" office:value="17.70575883555">
            <text:p>17.7057588356</text:p>
          </table:table-cell>
          <table:table-cell office:value-type="float" office:value="10.2284847019028">
            <text:p>10.2284847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52">
            <text:p>1052</text:p>
          </table:table-cell>
          <table:table-cell office:value-type="float" office:value="1944">
            <text:p>1944</text:p>
          </table:table-cell>
          <table:table-cell office:value-type="float" office:value="3899">
            <text:p>3899</text:p>
          </table:table-cell>
          <table:table-cell office:value-type="float" office:value="18.125">
            <text:p>18.125</text:p>
          </table:table-cell>
          <table:table-cell office:value-type="float" office:value="108">
            <text:p>108</text:p>
          </table:table-cell>
          <table:table-cell office:value-type="float" office:value="260.25">
            <text:p>260.25</text:p>
          </table:table-cell>
          <table:table-cell office:value-type="float" office:value="0.0172290874524715">
            <text:p>0.0172290875</text:p>
          </table:table-cell>
          <table:table-cell office:value-type="float" office:value="0.0555555555555556">
            <text:p>0.0555555556</text:p>
          </table:table-cell>
          <table:table-cell office:value-type="float" office:value="0.0667478840728392">
            <text:p>0.0667478841</text:p>
          </table:table-cell>
          <table:table-cell office:value-type="float" office:value="1.06088361533436">
            <text:p>1.0608836153</text:p>
          </table:table-cell>
          <table:table-cell office:value-type="float" office:value="1.20049382716049">
            <text:p>1.2004938272</text:p>
          </table:table-cell>
          <table:table-cell office:value-type="float" office:value="1.24234994311021">
            <text:p>1.2423499431</text:p>
          </table:table-cell>
          <table:table-cell office:value-type="float" office:value="0">
            <text:p>0</text:p>
          </table:table-cell>
          <table:table-cell office:value-type="float" office:value="12.8200999473412">
            <text:p>12.8200999473</text:p>
          </table:table-cell>
          <table:table-cell office:value-type="float" office:value="10.7273981679923">
            <text:p>10.72739816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30">
            <text:p>1030</text:p>
          </table:table-cell>
          <table:table-cell office:value-type="float" office:value="2204">
            <text:p>2204</text:p>
          </table:table-cell>
          <table:table-cell office:value-type="float" office:value="4896">
            <text:p>4896</text:p>
          </table:table-cell>
          <table:table-cell office:value-type="float" office:value="47">
            <text:p>47</text:p>
          </table:table-cell>
          <table:table-cell office:value-type="float" office:value="98.75">
            <text:p>98.75</text:p>
          </table:table-cell>
          <table:table-cell office:value-type="float" office:value="220.875">
            <text:p>220.875</text:p>
          </table:table-cell>
          <table:table-cell office:value-type="float" office:value="0.045631067961165">
            <text:p>0.045631068</text:p>
          </table:table-cell>
          <table:table-cell office:value-type="float" office:value="0.0448049001814882">
            <text:p>0.0448049002</text:p>
          </table:table-cell>
          <table:table-cell office:value-type="float" office:value="0.0451133578431373">
            <text:p>0.0451133578</text:p>
          </table:table-cell>
          <table:table-cell office:value-type="float" office:value="1.1637898388161">
            <text:p>1.1637898388</text:p>
          </table:table-cell>
          <table:table-cell office:value-type="float" office:value="1.16075180963254">
            <text:p>1.1607518096</text:p>
          </table:table-cell>
          <table:table-cell office:value-type="float" office:value="1.16188577396051">
            <text:p>1.161885774</text:p>
          </table:table-cell>
          <table:table-cell office:value-type="float" office:value="15.5342430120227">
            <text:p>15.534243012</text:p>
          </table:table-cell>
          <table:table-cell office:value-type="float" office:value="15.8143850903666">
            <text:p>15.8143850904</text:p>
          </table:table-cell>
          <table:table-cell office:value-type="float" office:value="15.7085912581697">
            <text:p>15.708591258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09">
            <text:p>1109</text:p>
          </table:table-cell>
          <table:table-cell office:value-type="float" office:value="2061">
            <text:p>2061</text:p>
          </table:table-cell>
          <table:table-cell office:value-type="float" office:value="3452">
            <text:p>3452</text:p>
          </table:table-cell>
          <table:table-cell office:value-type="float" office:value="66.5">
            <text:p>66.5</text:p>
          </table:table-cell>
          <table:table-cell office:value-type="float" office:value="144.25">
            <text:p>144.25</text:p>
          </table:table-cell>
          <table:table-cell office:value-type="float" office:value="241.625">
            <text:p>241.625</text:p>
          </table:table-cell>
          <table:table-cell office:value-type="float" office:value="0.0599639314697926">
            <text:p>0.0599639315</text:p>
          </table:table-cell>
          <table:table-cell office:value-type="float" office:value="0.0699902959728287">
            <text:p>0.069990296</text:p>
          </table:table-cell>
          <table:table-cell office:value-type="float" office:value="0.0699956546929316">
            <text:p>0.0699956547</text:p>
          </table:table-cell>
          <table:table-cell office:value-type="float" office:value="1.21692127937581">
            <text:p>1.2169212794</text:p>
          </table:table-cell>
          <table:table-cell office:value-type="float" office:value="1.25456737330441">
            <text:p>1.2545673733</text:p>
          </table:table-cell>
          <table:table-cell office:value-type="float" office:value="1.25458759911001">
            <text:p>1.2545875991</text:p>
          </table:table-cell>
          <table:table-cell office:value-type="float" office:value="11.902611855029">
            <text:p>11.902611855</text:p>
          </table:table-cell>
          <table:table-cell office:value-type="float" office:value="10.2461417833011">
            <text:p>10.2461417833</text:p>
          </table:table-cell>
          <table:table-cell office:value-type="float" office:value="10.2453833048297">
            <text:p>10.245383304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166">
            <text:p>1166</text:p>
          </table:table-cell>
          <table:table-cell office:value-type="float" office:value="2253">
            <text:p>2253</text:p>
          </table:table-cell>
          <table:table-cell office:value-type="float" office:value="3936">
            <text:p>3936</text:p>
          </table:table-cell>
          <table:table-cell office:value-type="float" office:value="54.875">
            <text:p>54.875</text:p>
          </table:table-cell>
          <table:table-cell office:value-type="float" office:value="165.5">
            <text:p>165.5</text:p>
          </table:table-cell>
          <table:table-cell office:value-type="float" office:value="251">
            <text:p>251</text:p>
          </table:table-cell>
          <table:table-cell office:value-type="float" office:value="0.0470626072041166">
            <text:p>0.0470626072</text:p>
          </table:table-cell>
          <table:table-cell office:value-type="float" office:value="0.0734576120727918">
            <text:p>0.0734576121</text:p>
          </table:table-cell>
          <table:table-cell office:value-type="float" office:value="0.063770325203252">
            <text:p>0.0637703252</text:p>
          </table:table-cell>
          <table:table-cell office:value-type="float" office:value="1.16906030764823">
            <text:p>1.1690603076</text:p>
          </table:table-cell>
          <table:table-cell office:value-type="float" office:value="1.26767784296679">
            <text:p>1.267677843</text:p>
          </table:table-cell>
          <table:table-cell office:value-type="float" office:value="1.23116678078938">
            <text:p>1.2311667808</text:p>
          </table:table-cell>
          <table:table-cell office:value-type="float" office:value="15.0721106655592">
            <text:p>15.0721106656</text:p>
          </table:table-cell>
          <table:table-cell office:value-type="float" office:value="9.77849516021463">
            <text:p>9.7784951602</text:p>
          </table:table-cell>
          <table:table-cell office:value-type="float" office:value="11.2124344677">
            <text:p>11.212434467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83">
            <text:p>1383</text:p>
          </table:table-cell>
          <table:table-cell office:value-type="float" office:value="2584">
            <text:p>2584</text:p>
          </table:table-cell>
          <table:table-cell office:value-type="float" office:value="5454">
            <text:p>5454</text:p>
          </table:table-cell>
          <table:table-cell office:value-type="float" office:value="103.25">
            <text:p>103.25</text:p>
          </table:table-cell>
          <table:table-cell office:value-type="float" office:value="137.75">
            <text:p>137.75</text:p>
          </table:table-cell>
          <table:table-cell office:value-type="float" office:value="264">
            <text:p>264</text:p>
          </table:table-cell>
          <table:table-cell office:value-type="float" office:value="0.0746565437454808">
            <text:p>0.0746565437</text:p>
          </table:table-cell>
          <table:table-cell office:value-type="float" office:value="0.0533088235294118">
            <text:p>0.0533088235</text:p>
          </table:table-cell>
          <table:table-cell office:value-type="float" office:value="0.0484048404840484">
            <text:p>0.0484048405</text:p>
          </table:table-cell>
          <table:table-cell office:value-type="float" office:value="1.27222215817626">
            <text:p>1.2722221582</text:p>
          </table:table-cell>
          <table:table-cell office:value-type="float" office:value="1.19215087045848">
            <text:p>1.1921508705</text:p>
          </table:table-cell>
          <table:table-cell office:value-type="float" office:value="1.17400927771545">
            <text:p>1.1740092777</text:p>
          </table:table-cell>
          <table:table-cell office:value-type="float" office:value="9.626894912081">
            <text:p>9.6268949121</text:p>
          </table:table-cell>
          <table:table-cell office:value-type="float" office:value="13.3460587992301">
            <text:p>13.3460587992</text:p>
          </table:table-cell>
          <table:table-cell office:value-type="float" office:value="14.6636338972609">
            <text:p>14.663633897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504">
            <text:p>1504</text:p>
          </table:table-cell>
          <table:table-cell office:value-type="float" office:value="2718">
            <text:p>2718</text:p>
          </table:table-cell>
          <table:table-cell office:value-type="float" office:value="4791">
            <text:p>4791</text:p>
          </table:table-cell>
          <table:table-cell office:value-type="float" office:value="147.125">
            <text:p>147.125</text:p>
          </table:table-cell>
          <table:table-cell office:value-type="float" office:value="159.625">
            <text:p>159.625</text:p>
          </table:table-cell>
          <table:table-cell office:value-type="float" office:value="217.75">
            <text:p>217.75</text:p>
          </table:table-cell>
          <table:table-cell office:value-type="float" office:value="0.0978224734042553">
            <text:p>0.0978224734</text:p>
          </table:table-cell>
          <table:table-cell office:value-type="float" office:value="0.0587288447387785">
            <text:p>0.0587288447</text:p>
          </table:table-cell>
          <table:table-cell office:value-type="float" office:value="0.0454498017115425">
            <text:p>0.0454498017</text:p>
          </table:table-cell>
          <table:table-cell office:value-type="float" office:value="1.36113436006863">
            <text:p>1.3611343601</text:p>
          </table:table-cell>
          <table:table-cell office:value-type="float" office:value="1.21231114790625">
            <text:p>1.2123111479</text:p>
          </table:table-cell>
          <table:table-cell office:value-type="float" office:value="1.16312304756261">
            <text:p>1.1631230476</text:p>
          </table:table-cell>
          <table:table-cell office:value-type="float" office:value="7.42694974880852">
            <text:p>7.4269497488</text:p>
          </table:table-cell>
          <table:table-cell office:value-type="float" office:value="12.1457771740972">
            <text:p>12.1457771741</text:p>
          </table:table-cell>
          <table:table-cell office:value-type="float" office:value="15.5948358870879">
            <text:p>15.594835887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730">
            <text:p>1730</text:p>
          </table:table-cell>
          <table:table-cell office:value-type="float" office:value="2876">
            <text:p>2876</text:p>
          </table:table-cell>
          <table:table-cell office:value-type="float" office:value="5628">
            <text:p>5628</text:p>
          </table:table-cell>
          <table:table-cell office:value-type="float" office:value="102.625">
            <text:p>102.625</text:p>
          </table:table-cell>
          <table:table-cell office:value-type="float" office:value="173.5">
            <text:p>173.5</text:p>
          </table:table-cell>
          <table:table-cell office:value-type="float" office:value="306.25">
            <text:p>306.25</text:p>
          </table:table-cell>
          <table:table-cell office:value-type="float" office:value="0.0593208092485549">
            <text:p>0.0593208092</text:p>
          </table:table-cell>
          <table:table-cell office:value-type="float" office:value="0.060326842837274">
            <text:p>0.0603268428</text:p>
          </table:table-cell>
          <table:table-cell office:value-type="float" office:value="0.0544154228855721">
            <text:p>0.0544154229</text:p>
          </table:table-cell>
          <table:table-cell office:value-type="float" office:value="1.21451999085335">
            <text:p>1.2145199909</text:p>
          </table:table-cell>
          <table:table-cell office:value-type="float" office:value="1.21827703274522">
            <text:p>1.2182770327</text:p>
          </table:table-cell>
          <table:table-cell office:value-type="float" office:value="1.19625761506522">
            <text:p>1.1962576151</text:p>
          </table:table-cell>
          <table:table-cell office:value-type="float" office:value="12.0279673174467">
            <text:p>12.0279673174</text:p>
          </table:table-cell>
          <table:table-cell office:value-type="float" office:value="11.8330535822208">
            <text:p>11.8330535822</text:p>
          </table:table-cell>
          <table:table-cell office:value-type="float" office:value="13.0815778707214">
            <text:p>13.081577870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52">
            <text:p>1752</text:p>
          </table:table-cell>
          <table:table-cell office:value-type="float" office:value="3059">
            <text:p>3059</text:p>
          </table:table-cell>
          <table:table-cell office:value-type="float" office:value="5687">
            <text:p>5687</text:p>
          </table:table-cell>
          <table:table-cell office:value-type="float" office:value="84.25">
            <text:p>84.25</text:p>
          </table:table-cell>
          <table:table-cell office:value-type="float" office:value="197.125">
            <text:p>197.125</text:p>
          </table:table-cell>
          <table:table-cell office:value-type="float" office:value="336.125">
            <text:p>336.125</text:p>
          </table:table-cell>
          <table:table-cell office:value-type="float" office:value="0.048087899543379">
            <text:p>0.0480878995</text:p>
          </table:table-cell>
          <table:table-cell office:value-type="float" office:value="0.0644409937888199">
            <text:p>0.0644409938</text:p>
          </table:table-cell>
          <table:table-cell office:value-type="float" office:value="0.0591040970634781">
            <text:p>0.0591040971</text:p>
          </table:table-cell>
          <table:table-cell office:value-type="float" office:value="1.17284004272351">
            <text:p>1.1728400427</text:p>
          </table:table-cell>
          <table:table-cell office:value-type="float" office:value="1.23368265595463">
            <text:p>1.233682656</text:p>
          </table:table-cell>
          <table:table-cell office:value-type="float" office:value="1.21371119652996">
            <text:p>1.2137111965</text:p>
          </table:table-cell>
          <table:table-cell office:value-type="float" office:value="14.7580311925281">
            <text:p>14.7580311925</text:p>
          </table:table-cell>
          <table:table-cell office:value-type="float" office:value="11.0992746393473">
            <text:p>11.0992746393</text:p>
          </table:table-cell>
          <table:table-cell office:value-type="float" office:value="12.0708225541762">
            <text:p>12.070822554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float" office:value="3215">
            <text:p>3215</text:p>
          </table:table-cell>
          <table:table-cell office:value-type="float" office:value="5985">
            <text:p>5985</text:p>
          </table:table-cell>
          <table:table-cell office:value-type="float" office:value="120.625">
            <text:p>120.625</text:p>
          </table:table-cell>
          <table:table-cell office:value-type="float" office:value="239.625">
            <text:p>239.625</text:p>
          </table:table-cell>
          <table:table-cell office:value-type="float" office:value="402.25">
            <text:p>402.25</text:p>
          </table:table-cell>
          <table:table-cell office:value-type="float" office:value="0.0596562809099901">
            <text:p>0.0596562809</text:p>
          </table:table-cell>
          <table:table-cell office:value-type="float" office:value="0.0745334370139969">
            <text:p>0.074533437</text:p>
          </table:table-cell>
          <table:table-cell office:value-type="float" office:value="0.0672096908939014">
            <text:p>0.0672096909</text:p>
          </table:table-cell>
          <table:table-cell office:value-type="float" office:value="1.21577237201491">
            <text:p>1.215772372</text:p>
          </table:table-cell>
          <table:table-cell office:value-type="float" office:value="1.2717552866859">
            <text:p>1.2717552867</text:p>
          </table:table-cell>
          <table:table-cell office:value-type="float" office:value="1.24408751752676">
            <text:p>1.2440875175</text:p>
          </table:table-cell>
          <table:table-cell office:value-type="float" office:value="11.9622410596594">
            <text:p>11.9622410597</text:p>
          </table:table-cell>
          <table:table-cell office:value-type="float" office:value="9.64223668490133">
            <text:p>9.6422366849</text:p>
          </table:table-cell>
          <table:table-cell office:value-type="float" office:value="10.6560194883076">
            <text:p>10.656019488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60">
            <text:p>2060</text:p>
          </table:table-cell>
          <table:table-cell office:value-type="float" office:value="3358">
            <text:p>3358</text:p>
          </table:table-cell>
          <table:table-cell office:value-type="float" office:value="5790">
            <text:p>5790</text:p>
          </table:table-cell>
          <table:table-cell office:value-type="float" office:value="70.75">
            <text:p>70.75</text:p>
          </table:table-cell>
          <table:table-cell office:value-type="float" office:value="162.75">
            <text:p>162.75</text:p>
          </table:table-cell>
          <table:table-cell office:value-type="float" office:value="406.625">
            <text:p>406.625</text:p>
          </table:table-cell>
          <table:table-cell office:value-type="float" office:value="0.0343446601941748">
            <text:p>0.0343446602</text:p>
          </table:table-cell>
          <table:table-cell office:value-type="float" office:value="0.0484663490172722">
            <text:p>0.048466349</text:p>
          </table:table-cell>
          <table:table-cell office:value-type="float" office:value="0.0702288428324698">
            <text:p>0.0702288428</text:p>
          </table:table-cell>
          <table:table-cell office:value-type="float" office:value="1.12251823981996">
            <text:p>1.1225182398</text:p>
          </table:table-cell>
          <table:table-cell office:value-type="float" office:value="1.1742362360551">
            <text:p>1.1742362361</text:p>
          </table:table-cell>
          <table:table-cell office:value-type="float" office:value="1.2554678470302">
            <text:p>1.255467847</text:p>
          </table:table-cell>
          <table:table-cell office:value-type="float" office:value="20.5267176943463">
            <text:p>20.5267176943</text:p>
          </table:table-cell>
          <table:table-cell office:value-type="float" office:value="14.645457295225">
            <text:p>14.6454572952</text:p>
          </table:table-cell>
          <table:table-cell office:value-type="float" office:value="10.2124896973632">
            <text:p>10.212489697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72">
            <text:p>1872</text:p>
          </table:table-cell>
          <table:table-cell office:value-type="float" office:value="3512">
            <text:p>3512</text:p>
          </table:table-cell>
          <table:table-cell office:value-type="float" office:value="7049">
            <text:p>7049</text:p>
          </table:table-cell>
          <table:table-cell office:value-type="float" office:value="123.5">
            <text:p>123.5</text:p>
          </table:table-cell>
          <table:table-cell office:value-type="float" office:value="223.75">
            <text:p>223.75</text:p>
          </table:table-cell>
          <table:table-cell office:value-type="float" office:value="394.375">
            <text:p>394.375</text:p>
          </table:table-cell>
          <table:table-cell office:value-type="float" office:value="0.0659722222222222">
            <text:p>0.0659722222</text:p>
          </table:table-cell>
          <table:table-cell office:value-type="float" office:value="0.0637101366742597">
            <text:p>0.0637101367</text:p>
          </table:table-cell>
          <table:table-cell office:value-type="float" office:value="0.055947652149241">
            <text:p>0.0559476521</text:p>
          </table:table-cell>
          <table:table-cell office:value-type="float" office:value="1.23943335262346">
            <text:p>1.2394333526</text:p>
          </table:table-cell>
          <table:table-cell office:value-type="float" office:value="1.23094108212941">
            <text:p>1.2309410821</text:p>
          </table:table-cell>
          <table:table-cell office:value-type="float" office:value="1.20195185649313">
            <text:p>1.2019518565</text:p>
          </table:table-cell>
          <table:table-cell office:value-type="float" office:value="10.8495355680824">
            <text:p>10.8495355681</text:p>
          </table:table-cell>
          <table:table-cell office:value-type="float" office:value="11.2227063539417">
            <text:p>11.2227063539</text:p>
          </table:table-cell>
          <table:table-cell office:value-type="float" office:value="12.7326386953059">
            <text:p>12.732638695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88">
            <text:p>1988</text:p>
          </table:table-cell>
          <table:table-cell office:value-type="float" office:value="3758">
            <text:p>3758</text:p>
          </table:table-cell>
          <table:table-cell office:value-type="float" office:value="7224">
            <text:p>7224</text:p>
          </table:table-cell>
          <table:table-cell office:value-type="float" office:value="138.75">
            <text:p>138.75</text:p>
          </table:table-cell>
          <table:table-cell office:value-type="float" office:value="258.375">
            <text:p>258.375</text:p>
          </table:table-cell>
          <table:table-cell office:value-type="float" office:value="335.125">
            <text:p>335.125</text:p>
          </table:table-cell>
          <table:table-cell office:value-type="float" office:value="0.0697937625754527">
            <text:p>0.0697937626</text:p>
          </table:table-cell>
          <table:table-cell office:value-type="float" office:value="0.0687533262373603">
            <text:p>0.0687533262</text:p>
          </table:table-cell>
          <table:table-cell office:value-type="float" office:value="0.046390503875969">
            <text:p>0.0463905039</text:p>
          </table:table-cell>
          <table:table-cell office:value-type="float" office:value="1.25382566083118">
            <text:p>1.2538256608</text:p>
          </table:table-cell>
          <table:table-cell office:value-type="float" office:value="1.24990160077341">
            <text:p>1.2499016008</text:p>
          </table:table-cell>
          <table:table-cell office:value-type="float" office:value="1.16658483811163">
            <text:p>1.1665848381</text:p>
          </table:table-cell>
          <table:table-cell office:value-type="float" office:value="10.2740397500752">
            <text:p>10.2740397501</text:p>
          </table:table-cell>
          <table:table-cell office:value-type="float" office:value="10.424386136735">
            <text:p>10.4243861367</text:p>
          </table:table-cell>
          <table:table-cell office:value-type="float" office:value="15.2855290890838">
            <text:p>15.285529089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2124">
            <text:p>2124</text:p>
          </table:table-cell>
          <table:table-cell office:value-type="float" office:value="4009">
            <text:p>4009</text:p>
          </table:table-cell>
          <table:table-cell office:value-type="float" office:value="7887">
            <text:p>7887</text:p>
          </table:table-cell>
          <table:table-cell office:value-type="float" office:value="165.75">
            <text:p>165.75</text:p>
          </table:table-cell>
          <table:table-cell office:value-type="float" office:value="302.375">
            <text:p>302.375</text:p>
          </table:table-cell>
          <table:table-cell office:value-type="float" office:value="333.875">
            <text:p>333.875</text:p>
          </table:table-cell>
          <table:table-cell office:value-type="float" office:value="0.0780367231638418">
            <text:p>0.0780367232</text:p>
          </table:table-cell>
          <table:table-cell office:value-type="float" office:value="0.0754240458967324">
            <text:p>0.0754240459</text:p>
          </table:table-cell>
          <table:table-cell office:value-type="float" office:value="0.0423323190059592">
            <text:p>0.042332319</text:p>
          </table:table-cell>
          <table:table-cell office:value-type="float" office:value="1.28506440219126">
            <text:p>1.2850644022</text:p>
          </table:table-cell>
          <table:table-cell office:value-type="float" office:value="1.27513418256945">
            <text:p>1.2751341826</text:p>
          </table:table-cell>
          <table:table-cell office:value-type="float" office:value="1.1516754859764">
            <text:p>1.151675486</text:p>
          </table:table-cell>
          <table:table-cell office:value-type="float" office:value="9.22455408466911">
            <text:p>9.2245540847</text:p>
          </table:table-cell>
          <table:table-cell office:value-type="float" office:value="9.53237641001813">
            <text:p>9.53237641</text:p>
          </table:table-cell>
          <table:table-cell office:value-type="float" office:value="16.7181265623042">
            <text:p>16.718126562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24">
            <text:p>2224</text:p>
          </table:table-cell>
          <table:table-cell office:value-type="float" office:value="4286">
            <text:p>4286</text:p>
          </table:table-cell>
          <table:table-cell office:value-type="float" office:value="9516">
            <text:p>9516</text:p>
          </table:table-cell>
          <table:table-cell office:value-type="float" office:value="300">
            <text:p>300</text:p>
          </table:table-cell>
          <table:table-cell office:value-type="float" office:value="237.5">
            <text:p>237.5</text:p>
          </table:table-cell>
          <table:table-cell office:value-type="float" office:value="375.25">
            <text:p>375.25</text:p>
          </table:table-cell>
          <table:table-cell office:value-type="float" office:value="0.134892086330935">
            <text:p>0.1348920863</text:p>
          </table:table-cell>
          <table:table-cell office:value-type="float" office:value="0.0554129724685021">
            <text:p>0.0554129725</text:p>
          </table:table-cell>
          <table:table-cell office:value-type="float" office:value="0.0394335855401429">
            <text:p>0.0394335855</text:p>
          </table:table-cell>
          <table:table-cell office:value-type="float" office:value="1.50778621706951">
            <text:p>1.5077862171</text:p>
          </table:table-cell>
          <table:table-cell office:value-type="float" office:value="1.19996377477464">
            <text:p>1.1999637748</text:p>
          </table:table-cell>
          <table:table-cell office:value-type="float" office:value="1.14106536442086">
            <text:p>1.1410653644</text:p>
          </table:table-cell>
          <table:table-cell office:value-type="float" office:value="5.4777975420543">
            <text:p>5.4777975421</text:p>
          </table:table-cell>
          <table:table-cell office:value-type="float" office:value="12.8522114080722">
            <text:p>12.8522114081</text:p>
          </table:table-cell>
          <table:table-cell office:value-type="float" office:value="17.9219241005819">
            <text:p>17.921924100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422">
            <text:p>2422</text:p>
          </table:table-cell>
          <table:table-cell office:value-type="float" office:value="4498">
            <text:p>4498</text:p>
          </table:table-cell>
          <table:table-cell office:value-type="float" office:value="9210">
            <text:p>9210</text:p>
          </table:table-cell>
          <table:table-cell office:value-type="float" office:value="197.75">
            <text:p>197.75</text:p>
          </table:table-cell>
          <table:table-cell office:value-type="float" office:value="233.5">
            <text:p>233.5</text:p>
          </table:table-cell>
          <table:table-cell office:value-type="float" office:value="316.625">
            <text:p>316.625</text:p>
          </table:table-cell>
          <table:table-cell office:value-type="float" office:value="0.0816473988439306">
            <text:p>0.0816473988</text:p>
          </table:table-cell>
          <table:table-cell office:value-type="float" office:value="0.0519119608714984">
            <text:p>0.0519119609</text:p>
          </table:table-cell>
          <table:table-cell office:value-type="float" office:value="0.0343783930510315">
            <text:p>0.0343783931</text:p>
          </table:table-cell>
          <table:table-cell office:value-type="float" office:value="1.2988318395202">
            <text:p>1.2988318395</text:p>
          </table:table-cell>
          <table:table-cell office:value-type="float" office:value="1.18697377234603">
            <text:p>1.1869737723</text:p>
          </table:table-cell>
          <table:table-cell office:value-type="float" office:value="1.1226408485398">
            <text:p>1.1226408485</text:p>
          </table:table-cell>
          <table:table-cell office:value-type="float" office:value="8.83156002033133">
            <text:p>8.8315600203</text:p>
          </table:table-cell>
          <table:table-cell office:value-type="float" office:value="13.6960102209424">
            <text:p>13.6960102209</text:p>
          </table:table-cell>
          <table:table-cell office:value-type="float" office:value="20.5069126829956">
            <text:p>20.50691268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778">
            <text:p>2778</text:p>
          </table:table-cell>
          <table:table-cell office:value-type="float" office:value="4886">
            <text:p>4886</text:p>
          </table:table-cell>
          <table:table-cell office:value-type="float" office:value="8792">
            <text:p>8792</text:p>
          </table:table-cell>
          <table:table-cell office:value-type="float" office:value="203.5">
            <text:p>203.5</text:p>
          </table:table-cell>
          <table:table-cell office:value-type="float" office:value="345.5">
            <text:p>345.5</text:p>
          </table:table-cell>
          <table:table-cell office:value-type="float" office:value="359.375">
            <text:p>359.375</text:p>
          </table:table-cell>
          <table:table-cell office:value-type="float" office:value="0.0732541396688265">
            <text:p>0.0732541397</text:p>
          </table:table-cell>
          <table:table-cell office:value-type="float" office:value="0.0707122390503479">
            <text:p>0.0707122391</text:p>
          </table:table-cell>
          <table:table-cell office:value-type="float" office:value="0.0408752274795268">
            <text:p>0.0408752275</text:p>
          </table:table-cell>
          <table:table-cell office:value-type="float" office:value="1.26690718003899">
            <text:p>1.26690718</text:p>
          </table:table-cell>
          <table:table-cell office:value-type="float" office:value="1.25729326934918">
            <text:p>1.2572932693</text:p>
          </table:table-cell>
          <table:table-cell office:value-type="float" office:value="1.14633803325249">
            <text:p>1.1463380333</text:p>
          </table:table-cell>
          <table:table-cell office:value-type="float" office:value="9.80471580417041">
            <text:p>9.8047158042</text:p>
          </table:table-cell>
          <table:table-cell office:value-type="float" office:value="10.1449923925828">
            <text:p>10.1449923926</text:p>
          </table:table-cell>
          <table:table-cell office:value-type="float" office:value="17.3018943992595">
            <text:p>17.301894399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2876">
            <text:p>2876</text:p>
          </table:table-cell>
          <table:table-cell office:value-type="float" office:value="5088">
            <text:p>5088</text:p>
          </table:table-cell>
          <table:table-cell office:value-type="float" office:value="8830">
            <text:p>8830</text:p>
          </table:table-cell>
          <table:table-cell office:value-type="float" office:value="251.875">
            <text:p>251.875</text:p>
          </table:table-cell>
          <table:table-cell office:value-type="float" office:value="429.25">
            <text:p>429.25</text:p>
          </table:table-cell>
          <table:table-cell office:value-type="float" office:value="453.5">
            <text:p>453.5</text:p>
          </table:table-cell>
          <table:table-cell office:value-type="float" office:value="0.0875782336578581">
            <text:p>0.0875782337</text:p>
          </table:table-cell>
          <table:table-cell office:value-type="float" office:value="0.0843651729559748">
            <text:p>0.084365173</text:p>
          </table:table-cell>
          <table:table-cell office:value-type="float" office:value="0.0513590033975085">
            <text:p>0.0513590034</text:p>
          </table:table-cell>
          <table:table-cell office:value-type="float" office:value="1.32155691394334">
            <text:p>1.3215569139</text:p>
          </table:table-cell>
          <table:table-cell office:value-type="float" office:value="1.30922837086538">
            <text:p>1.3092283709</text:p>
          </table:table-cell>
          <table:table-cell office:value-type="float" office:value="1.18492649646205">
            <text:p>1.1849264965</text:p>
          </table:table-cell>
          <table:table-cell office:value-type="float" office:value="8.25633044310357">
            <text:p>8.2563304431</text:p>
          </table:table-cell>
          <table:table-cell office:value-type="float" office:value="8.55793026928591">
            <text:p>8.5579302693</text:p>
          </table:table-cell>
          <table:table-cell office:value-type="float" office:value="13.83979896952">
            <text:p>13.839798969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2864">
            <text:p>2864</text:p>
          </table:table-cell>
          <table:table-cell office:value-type="float" office:value="5569">
            <text:p>5569</text:p>
          </table:table-cell>
          <table:table-cell office:value-type="float" office:value="12233">
            <text:p>12233</text:p>
          </table:table-cell>
          <table:table-cell office:value-type="float" office:value="495.75">
            <text:p>495.75</text:p>
          </table:table-cell>
          <table:table-cell office:value-type="float" office:value="386.5">
            <text:p>386.5</text:p>
          </table:table-cell>
          <table:table-cell office:value-type="float" office:value="409.875">
            <text:p>409.875</text:p>
          </table:table-cell>
          <table:table-cell office:value-type="float" office:value="0.173097067039106">
            <text:p>0.173097067</text:p>
          </table:table-cell>
          <table:table-cell office:value-type="float" office:value="0.0694020470461483">
            <text:p>0.069402047</text:p>
          </table:table-cell>
          <table:table-cell office:value-type="float" office:value="0.0335056813537154">
            <text:p>0.0335056814</text:p>
          </table:table-cell>
          <table:table-cell office:value-type="float" office:value="1.66456642008725">
            <text:p>1.6645664201</text:p>
          </table:table-cell>
          <table:table-cell office:value-type="float" office:value="1.25234778716454">
            <text:p>1.2523477872</text:p>
          </table:table-cell>
          <table:table-cell office:value-type="float" office:value="1.11947024087664">
            <text:p>1.1194702409</text:p>
          </table:table-cell>
          <table:table-cell office:value-type="float" office:value="4.34174023140606">
            <text:p>4.3417402314</text:p>
          </table:table-cell>
          <table:table-cell office:value-type="float" office:value="10.3301149960523">
            <text:p>10.3301149961</text:p>
          </table:table-cell>
          <table:table-cell office:value-type="float" office:value="21.0321221509605">
            <text:p>21.03212215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3015">
            <text:p>3015</text:p>
          </table:table-cell>
          <table:table-cell office:value-type="float" office:value="5382">
            <text:p>5382</text:p>
          </table:table-cell>
          <table:table-cell office:value-type="float" office:value="8867">
            <text:p>8867</text:p>
          </table:table-cell>
          <table:table-cell office:value-type="float" office:value="261.5">
            <text:p>261.5</text:p>
          </table:table-cell>
          <table:table-cell office:value-type="float" office:value="242.875">
            <text:p>242.875</text:p>
          </table:table-cell>
          <table:table-cell office:value-type="float" office:value="438.875">
            <text:p>438.875</text:p>
          </table:table-cell>
          <table:table-cell office:value-type="float" office:value="0.0867330016583748">
            <text:p>0.0867330017</text:p>
          </table:table-cell>
          <table:table-cell office:value-type="float" office:value="0.045127276105537">
            <text:p>0.0451272761</text:p>
          </table:table-cell>
          <table:table-cell office:value-type="float" office:value="0.0494953197248224">
            <text:p>0.0494953197</text:p>
          </table:table-cell>
          <table:table-cell office:value-type="float" office:value="1.31830982841459">
            <text:p>1.3183098284</text:p>
          </table:table-cell>
          <table:table-cell office:value-type="float" office:value="1.16193694962484">
            <text:p>1.1619369496</text:p>
          </table:table-cell>
          <table:table-cell office:value-type="float" office:value="1.17803520091922">
            <text:p>1.1780352009</text:p>
          </table:table-cell>
          <table:table-cell office:value-type="float" office:value="8.33350489223365">
            <text:p>8.3335048922</text:p>
          </table:table-cell>
          <table:table-cell office:value-type="float" office:value="15.7038517127062">
            <text:p>15.7038517127</text:p>
          </table:table-cell>
          <table:table-cell office:value-type="float" office:value="14.3480807035703">
            <text:p>14.348080703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3492">
            <text:p>3492</text:p>
          </table:table-cell>
          <table:table-cell office:value-type="float" office:value="5834">
            <text:p>5834</text:p>
          </table:table-cell>
          <table:table-cell office:value-type="float" office:value="10083">
            <text:p>10083</text:p>
          </table:table-cell>
          <table:table-cell office:value-type="float" office:value="204.375">
            <text:p>204.375</text:p>
          </table:table-cell>
          <table:table-cell office:value-type="float" office:value="202">
            <text:p>202</text:p>
          </table:table-cell>
          <table:table-cell office:value-type="float" office:value="450.5">
            <text:p>450.5</text:p>
          </table:table-cell>
          <table:table-cell office:value-type="float" office:value="0.0585266323024055">
            <text:p>0.0585266323</text:p>
          </table:table-cell>
          <table:table-cell office:value-type="float" office:value="0.0346246143297909">
            <text:p>0.0346246143</text:p>
          </table:table-cell>
          <table:table-cell office:value-type="float" office:value="0.0446791629475355">
            <text:p>0.0446791629</text:p>
          </table:table-cell>
          <table:table-cell office:value-type="float" office:value="1.21155693176819">
            <text:p>1.2115569318</text:p>
          </table:table-cell>
          <table:table-cell office:value-type="float" office:value="1.12353592343254">
            <text:p>1.1235359234</text:p>
          </table:table-cell>
          <table:table-cell office:value-type="float" office:value="1.16028967641569">
            <text:p>1.1602896764</text:p>
          </table:table-cell>
          <table:table-cell office:value-type="float" office:value="12.1865664318404">
            <text:p>12.1865664318</text:p>
          </table:table-cell>
          <table:table-cell office:value-type="float" office:value="20.363521593375">
            <text:p>20.3635215934</text:p>
          </table:table-cell>
          <table:table-cell office:value-type="float" office:value="15.8579290737276">
            <text:p>15.85792907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3">
            <text:p>53</text:p>
          </table:table-cell>
          <table:table-cell office:value-type="float" office:value="3808">
            <text:p>3808</text:p>
          </table:table-cell>
          <table:table-cell office:value-type="float" office:value="6347">
            <text:p>6347</text:p>
          </table:table-cell>
          <table:table-cell office:value-type="float" office:value="11739">
            <text:p>11739</text:p>
          </table:table-cell>
          <table:table-cell office:value-type="float" office:value="448.75">
            <text:p>448.75</text:p>
          </table:table-cell>
          <table:table-cell office:value-type="float" office:value="752.75">
            <text:p>752.75</text:p>
          </table:table-cell>
          <table:table-cell office:value-type="float" office:value="720.625">
            <text:p>720.625</text:p>
          </table:table-cell>
          <table:table-cell office:value-type="float" office:value="0.117844012605042">
            <text:p>0.1178440126</text:p>
          </table:table-cell>
          <table:table-cell office:value-type="float" office:value="0.118599338270049">
            <text:p>0.1185993383</text:p>
          </table:table-cell>
          <table:table-cell office:value-type="float" office:value="0.061387256154698">
            <text:p>0.0613872562</text:p>
          </table:table-cell>
          <table:table-cell office:value-type="float" office:value="1.43967297827909">
            <text:p>1.4396729783</text:p>
          </table:table-cell>
          <table:table-cell office:value-type="float" office:value="1.44266665789983">
            <text:p>1.4426666579</text:p>
          </table:table-cell>
          <table:table-cell office:value-type="float" office:value="1.22224145116912">
            <text:p>1.2222414512</text:p>
          </table:table-cell>
          <table:table-cell office:value-type="float" office:value="6.22204419527031">
            <text:p>6.2220441953</text:p>
          </table:table-cell>
          <table:table-cell office:value-type="float" office:value="6.18454501815607">
            <text:p>6.1845450182</text:p>
          </table:table-cell>
          <table:table-cell office:value-type="float" office:value="11.634518110183">
            <text:p>11.634518110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4038">
            <text:p>4038</text:p>
          </table:table-cell>
          <table:table-cell office:value-type="float" office:value="6790">
            <text:p>6790</text:p>
          </table:table-cell>
          <table:table-cell office:value-type="float" office:value="15369">
            <text:p>15369</text:p>
          </table:table-cell>
          <table:table-cell office:value-type="float" office:value="253.75">
            <text:p>253.75</text:p>
          </table:table-cell>
          <table:table-cell office:value-type="float" office:value="376.625">
            <text:p>376.625</text:p>
          </table:table-cell>
          <table:table-cell office:value-type="float" office:value="754.25">
            <text:p>754.25</text:p>
          </table:table-cell>
          <table:table-cell office:value-type="float" office:value="0.0628405151064884">
            <text:p>0.0628405151</text:p>
          </table:table-cell>
          <table:table-cell office:value-type="float" office:value="0.0554675994108984">
            <text:p>0.0554675994</text:p>
          </table:table-cell>
          <table:table-cell office:value-type="float" office:value="0.0490760622031362">
            <text:p>0.0490760622</text:p>
          </table:table-cell>
          <table:table-cell office:value-type="float" office:value="1.22768170633685">
            <text:p>1.2276817063</text:p>
          </table:table-cell>
          <table:table-cell office:value-type="float" office:value="1.20016684092358">
            <text:p>1.2001668409</text:p>
          </table:table-cell>
          <table:table-cell office:value-type="float" office:value="1.17648679907845">
            <text:p>1.1764867991</text:p>
          </table:table-cell>
          <table:table-cell office:value-type="float" office:value="11.3733128536065">
            <text:p>11.3733128536</text:p>
          </table:table-cell>
          <table:table-cell office:value-type="float" office:value="12.8398892463899">
            <text:p>12.8398892464</text:p>
          </table:table-cell>
          <table:table-cell office:value-type="float" office:value="14.4677427000175">
            <text:p>14.467742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450">
            <text:p>4450</text:p>
          </table:table-cell>
          <table:table-cell office:value-type="float" office:value="6633">
            <text:p>6633</text:p>
          </table:table-cell>
          <table:table-cell office:value-type="float" office:value="12041">
            <text:p>12041</text:p>
          </table:table-cell>
          <table:table-cell office:value-type="float" office:value="187.5">
            <text:p>187.5</text:p>
          </table:table-cell>
          <table:table-cell office:value-type="float" office:value="330.75">
            <text:p>330.75</text:p>
          </table:table-cell>
          <table:table-cell office:value-type="float" office:value="812">
            <text:p>812</text:p>
          </table:table-cell>
          <table:table-cell office:value-type="float" office:value="0.0421348314606742">
            <text:p>0.0421348315</text:p>
          </table:table-cell>
          <table:table-cell office:value-type="float" office:value="0.0498643147896879">
            <text:p>0.0498643148</text:p>
          </table:table-cell>
          <table:table-cell office:value-type="float" office:value="0.0674362594468898">
            <text:p>0.0674362594</text:p>
          </table:table-cell>
          <table:table-cell office:value-type="float" office:value="1.15095158439591">
            <text:p>1.1509515844</text:p>
          </table:table-cell>
          <table:table-cell office:value-type="float" office:value="1.17939854354722">
            <text:p>1.1793985435</text:p>
          </table:table-cell>
          <table:table-cell office:value-type="float" office:value="1.24494030027696">
            <text:p>1.2449403003</text:p>
          </table:table-cell>
          <table:table-cell office:value-type="float" office:value="16.7948828176395">
            <text:p>16.7948828176</text:p>
          </table:table-cell>
          <table:table-cell office:value-type="float" office:value="14.2444288422989">
            <text:p>14.2444288423</text:p>
          </table:table-cell>
          <table:table-cell office:value-type="float" office:value="10.6213575099504">
            <text:p>10.6213575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420">
            <text:p>4420</text:p>
          </table:table-cell>
          <table:table-cell office:value-type="float" office:value="7170">
            <text:p>7170</text:p>
          </table:table-cell>
          <table:table-cell office:value-type="float" office:value="13697">
            <text:p>13697</text:p>
          </table:table-cell>
          <table:table-cell office:value-type="float" office:value="235.875">
            <text:p>235.875</text:p>
          </table:table-cell>
          <table:table-cell office:value-type="float" office:value="608.5">
            <text:p>608.5</text:p>
          </table:table-cell>
          <table:table-cell office:value-type="float" office:value="1071.625">
            <text:p>1071.625</text:p>
          </table:table-cell>
          <table:table-cell office:value-type="float" office:value="0.0533653846153846">
            <text:p>0.0533653846</text:p>
          </table:table-cell>
          <table:table-cell office:value-type="float" office:value="0.0848675034867503">
            <text:p>0.0848675035</text:p>
          </table:table-cell>
          <table:table-cell office:value-type="float" office:value="0.0782379353143024">
            <text:p>0.0782379353</text:p>
          </table:table-cell>
          <table:table-cell office:value-type="float" office:value="1.19236066013314">
            <text:p>1.1923606601</text:p>
          </table:table-cell>
          <table:table-cell office:value-type="float" office:value="1.31115314877385">
            <text:p>1.3111531488</text:p>
          </table:table-cell>
          <table:table-cell office:value-type="float" office:value="1.28583027566366">
            <text:p>1.2858302757</text:p>
          </table:table-cell>
          <table:table-cell office:value-type="float" office:value="13.3322745797643">
            <text:p>13.3322745798</text:p>
          </table:table-cell>
          <table:table-cell office:value-type="float" office:value="8.50927283871572">
            <text:p>8.5092728387</text:p>
          </table:table-cell>
          <table:table-cell office:value-type="float" office:value="9.20169977537491">
            <text:p>9.201699775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392">
            <text:p>4392</text:p>
          </table:table-cell>
          <table:table-cell office:value-type="float" office:value="7990">
            <text:p>7990</text:p>
          </table:table-cell>
          <table:table-cell office:value-type="float" office:value="19346">
            <text:p>19346</text:p>
          </table:table-cell>
          <table:table-cell office:value-type="float" office:value="146.25">
            <text:p>146.25</text:p>
          </table:table-cell>
          <table:table-cell office:value-type="float" office:value="441.125">
            <text:p>441.125</text:p>
          </table:table-cell>
          <table:table-cell office:value-type="float" office:value="1089.875">
            <text:p>1089.875</text:p>
          </table:table-cell>
          <table:table-cell office:value-type="float" office:value="0.0332991803278689">
            <text:p>0.0332991803</text:p>
          </table:table-cell>
          <table:table-cell office:value-type="float" office:value="0.0552096370463079">
            <text:p>0.055209637</text:p>
          </table:table-cell>
          <table:table-cell office:value-type="float" office:value="0.0563359350770185">
            <text:p>0.0563359351</text:p>
          </table:table-cell>
          <table:table-cell office:value-type="float" office:value="1.11872044855214">
            <text:p>1.1187204486</text:p>
          </table:table-cell>
          <table:table-cell office:value-type="float" office:value="1.19920801354674">
            <text:p>1.1992080135</text:p>
          </table:table-cell>
          <table:table-cell office:value-type="float" office:value="1.20339629842833">
            <text:p>1.2033962984</text:p>
          </table:table-cell>
          <table:table-cell office:value-type="float" office:value="21.160424541183">
            <text:p>21.1604245412</text:p>
          </table:table-cell>
          <table:table-cell office:value-type="float" office:value="12.8982918943429">
            <text:p>12.8982918943</text:p>
          </table:table-cell>
          <table:table-cell office:value-type="float" office:value="12.6472275864776">
            <text:p>12.647227586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838">
            <text:p>4838</text:p>
          </table:table-cell>
          <table:table-cell office:value-type="float" office:value="8191">
            <text:p>8191</text:p>
          </table:table-cell>
          <table:table-cell office:value-type="float" office:value="15111">
            <text:p>15111</text:p>
          </table:table-cell>
          <table:table-cell office:value-type="float" office:value="171.5">
            <text:p>171.5</text:p>
          </table:table-cell>
          <table:table-cell office:value-type="float" office:value="337.5">
            <text:p>337.5</text:p>
          </table:table-cell>
          <table:table-cell office:value-type="float" office:value="1107.875">
            <text:p>1107.875</text:p>
          </table:table-cell>
          <table:table-cell office:value-type="float" office:value="0.0354485324514262">
            <text:p>0.0354485325</text:p>
          </table:table-cell>
          <table:table-cell office:value-type="float" office:value="0.0412037602246368">
            <text:p>0.0412037602</text:p>
          </table:table-cell>
          <table:table-cell office:value-type="float" office:value="0.0733157964396797">
            <text:p>0.0733157964</text:p>
          </table:table-cell>
          <table:table-cell office:value-type="float" office:value="1.12653279654779">
            <text:p>1.1265327965</text:p>
          </table:table-cell>
          <table:table-cell office:value-type="float" office:value="1.14754075050526">
            <text:p>1.1475407505</text:p>
          </table:table-cell>
          <table:table-cell office:value-type="float" office:value="1.26714069131374">
            <text:p>1.2671406913</text:p>
          </table:table-cell>
          <table:table-cell office:value-type="float" office:value="19.8981828384194">
            <text:p>19.8981828384</text:p>
          </table:table-cell>
          <table:table-cell office:value-type="float" office:value="17.166666708485">
            <text:p>17.1666667085</text:p>
          </table:table-cell>
          <table:table-cell office:value-type="float" office:value="9.79675498929858">
            <text:p>9.796754989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600">
            <text:p>4600</text:p>
          </table:table-cell>
          <table:table-cell office:value-type="float" office:value="8220">
            <text:p>8220</text:p>
          </table:table-cell>
          <table:table-cell office:value-type="float" office:value="15814">
            <text:p>15814</text:p>
          </table:table-cell>
          <table:table-cell office:value-type="float" office:value="179.625">
            <text:p>179.625</text:p>
          </table:table-cell>
          <table:table-cell office:value-type="float" office:value="564.625">
            <text:p>564.625</text:p>
          </table:table-cell>
          <table:table-cell office:value-type="float" office:value="639.625">
            <text:p>639.625</text:p>
          </table:table-cell>
          <table:table-cell office:value-type="float" office:value="0.0390489130434783">
            <text:p>0.039048913</text:p>
          </table:table-cell>
          <table:table-cell office:value-type="float" office:value="0.0686891727493917">
            <text:p>0.0686891727</text:p>
          </table:table-cell>
          <table:table-cell office:value-type="float" office:value="0.0404467560389528">
            <text:p>0.040446756</text:p>
          </table:table-cell>
          <table:table-cell office:value-type="float" office:value="1.13965983816753">
            <text:p>1.1396598382</text:p>
          </table:table-cell>
          <table:table-cell office:value-type="float" office:value="1.24965978143074">
            <text:p>1.2496597814</text:p>
          </table:table-cell>
          <table:table-cell office:value-type="float" office:value="1.14477008868152">
            <text:p>1.1447700887</text:p>
          </table:table-cell>
          <table:table-cell office:value-type="float" office:value="18.0951030087698">
            <text:p>18.0951030088</text:p>
          </table:table-cell>
          <table:table-cell office:value-type="float" office:value="10.4338055444712">
            <text:p>10.4338055445</text:p>
          </table:table-cell>
          <table:table-cell office:value-type="float" office:value="17.4815583519828">
            <text:p>17.48155835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199">
            <text:p>5199</text:p>
          </table:table-cell>
          <table:table-cell office:value-type="float" office:value="8963">
            <text:p>8963</text:p>
          </table:table-cell>
          <table:table-cell office:value-type="float" office:value="17823">
            <text:p>17823</text:p>
          </table:table-cell>
          <table:table-cell office:value-type="float" office:value="260.75">
            <text:p>260.75</text:p>
          </table:table-cell>
          <table:table-cell office:value-type="float" office:value="522">
            <text:p>522</text:p>
          </table:table-cell>
          <table:table-cell office:value-type="float" office:value="729">
            <text:p>729</text:p>
          </table:table-cell>
          <table:table-cell office:value-type="float" office:value="0.0501538757453356">
            <text:p>0.0501538757</text:p>
          </table:table-cell>
          <table:table-cell office:value-type="float" office:value="0.0582394287626911">
            <text:p>0.0582394288</text:p>
          </table:table-cell>
          <table:table-cell office:value-type="float" office:value="0.0409022050159906">
            <text:p>0.040902205</text:p>
          </table:table-cell>
          <table:table-cell office:value-type="float" office:value="1.18046877116314">
            <text:p>1.1804687712</text:p>
          </table:table-cell>
          <table:table-cell office:value-type="float" office:value="1.21048598955212">
            <text:p>1.2104859896</text:p>
          </table:table-cell>
          <table:table-cell office:value-type="float" office:value="1.1464367786913">
            <text:p>1.1464367787</text:p>
          </table:table-cell>
          <table:table-cell office:value-type="float" office:value="14.1641580984111">
            <text:p>14.1641580984</text:p>
          </table:table-cell>
          <table:table-cell office:value-type="float" office:value="12.2449863747546">
            <text:p>12.2449863748</text:p>
          </table:table-cell>
          <table:table-cell office:value-type="float" office:value="17.2907082923019">
            <text:p>17.290708292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57">
            <text:p>57</text:p>
          </table:table-cell>
          <table:table-cell office:value-type="float" office:value="5342">
            <text:p>5342</text:p>
          </table:table-cell>
          <table:table-cell office:value-type="float" office:value="9826">
            <text:p>9826</text:p>
          </table:table-cell>
          <table:table-cell office:value-type="float" office:value="18668">
            <text:p>18668</text:p>
          </table:table-cell>
          <table:table-cell office:value-type="float" office:value="357.25">
            <text:p>357.25</text:p>
          </table:table-cell>
          <table:table-cell office:value-type="float" office:value="580.75">
            <text:p>580.75</text:p>
          </table:table-cell>
          <table:table-cell office:value-type="float" office:value="515.375">
            <text:p>515.375</text:p>
          </table:table-cell>
          <table:table-cell office:value-type="float" office:value="0.0668757019842755">
            <text:p>0.066875702</text:p>
          </table:table-cell>
          <table:table-cell office:value-type="float" office:value="0.0591033991451252">
            <text:p>0.0591033991</text:p>
          </table:table-cell>
          <table:table-cell office:value-type="float" office:value="0.0276074030426398">
            <text:p>0.027607403</text:p>
          </table:table-cell>
          <table:table-cell office:value-type="float" office:value="1.24283078159611">
            <text:p>1.2428307816</text:p>
          </table:table-cell>
          <table:table-cell office:value-type="float" office:value="1.21370859211733">
            <text:p>1.2137085921</text:p>
          </table:table-cell>
          <table:table-cell office:value-type="float" office:value="1.09811976130665">
            <text:p>1.0981197613</text:p>
          </table:table-cell>
          <table:table-cell office:value-type="float" office:value="10.7075434969357">
            <text:p>10.7075434969</text:p>
          </table:table-cell>
          <table:table-cell office:value-type="float" office:value="12.0709610763724">
            <text:p>12.0709610764</text:p>
          </table:table-cell>
          <table:table-cell office:value-type="float" office:value="25.452294406533">
            <text:p>25.452294406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5722">
            <text:p>5722</text:p>
          </table:table-cell>
          <table:table-cell office:value-type="float" office:value="10369">
            <text:p>10369</text:p>
          </table:table-cell>
          <table:table-cell office:value-type="float" office:value="18928">
            <text:p>18928</text:p>
          </table:table-cell>
          <table:table-cell office:value-type="float" office:value="338.25">
            <text:p>338.25</text:p>
          </table:table-cell>
          <table:table-cell office:value-type="float" office:value="585.25">
            <text:p>585.25</text:p>
          </table:table-cell>
          <table:table-cell office:value-type="float" office:value="228">
            <text:p>228</text:p>
          </table:table-cell>
          <table:table-cell office:value-type="float" office:value="0.0591139461726669">
            <text:p>0.0591139462</text:p>
          </table:table-cell>
          <table:table-cell office:value-type="float" office:value="0.0564422798726975">
            <text:p>0.0564422799</text:p>
          </table:table-cell>
          <table:table-cell office:value-type="float" office:value="0.0120456466610313">
            <text:p>0.0120456467</text:p>
          </table:table-cell>
          <table:table-cell office:value-type="float" office:value="1.21374795052326">
            <text:p>1.2137479505</text:p>
          </table:table-cell>
          <table:table-cell office:value-type="float" office:value="1.20379201223061">
            <text:p>1.2037920122</text:p>
          </table:table-cell>
          <table:table-cell office:value-type="float" office:value="1.04244415461643">
            <text:p>1.0424441546</text:p>
          </table:table-cell>
          <table:table-cell office:value-type="float" office:value="12.0688680606834">
            <text:p>12.0688680607</text:p>
          </table:table-cell>
          <table:table-cell office:value-type="float" office:value="12.6240397327296">
            <text:p>12.6240397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011">
            <text:p>6011</text:p>
          </table:table-cell>
          <table:table-cell office:value-type="float" office:value="10301">
            <text:p>10301</text:p>
          </table:table-cell>
          <table:table-cell office:value-type="float" office:value="17367">
            <text:p>17367</text:p>
          </table:table-cell>
          <table:table-cell office:value-type="float" office:value="478">
            <text:p>478</text:p>
          </table:table-cell>
          <table:table-cell office:value-type="float" office:value="812.75">
            <text:p>812.75</text:p>
          </table:table-cell>
          <table:table-cell office:value-type="float" office:value="424.25">
            <text:p>424.25</text:p>
          </table:table-cell>
          <table:table-cell office:value-type="float" office:value="0.079520878389619">
            <text:p>0.0795208784</text:p>
          </table:table-cell>
          <table:table-cell office:value-type="float" office:value="0.078900106785749">
            <text:p>0.0789001068</text:p>
          </table:table-cell>
          <table:table-cell office:value-type="float" office:value="0.0244285138481027">
            <text:p>0.0244285138</text:p>
          </table:table-cell>
          <table:table-cell office:value-type="float" office:value="1.29071727175939">
            <text:p>1.2907172718</text:p>
          </table:table-cell>
          <table:table-cell office:value-type="float" office:value="1.28835181837769">
            <text:p>1.2883518184</text:p>
          </table:table-cell>
          <table:table-cell office:value-type="float" office:value="1.08666943295446">
            <text:p>1.086669433</text:p>
          </table:table-cell>
          <table:table-cell office:value-type="float" office:value="9.05869751862719">
            <text:p>9.0586975186</text:p>
          </table:table-cell>
          <table:table-cell office:value-type="float" office:value="9.12731090225572">
            <text:p>9.1273109023</text:p>
          </table:table-cell>
          <table:table-cell office:value-type="float" office:value="28.719692386029">
            <text:p>28.71969238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58">
            <text:p>58</text:p>
          </table:table-cell>
          <table:table-cell office:value-type="float" office:value="6503">
            <text:p>6503</text:p>
          </table:table-cell>
          <table:table-cell office:value-type="float" office:value="11413">
            <text:p>11413</text:p>
          </table:table-cell>
          <table:table-cell office:value-type="float" office:value="18454">
            <text:p>18454</text:p>
          </table:table-cell>
          <table:table-cell office:value-type="float" office:value="481">
            <text:p>481</text:p>
          </table:table-cell>
          <table:table-cell office:value-type="float" office:value="848">
            <text:p>848</text:p>
          </table:table-cell>
          <table:table-cell office:value-type="float" office:value="166">
            <text:p>166</text:p>
          </table:table-cell>
          <table:table-cell office:value-type="float" office:value="0.0739658619098877">
            <text:p>0.0739658619</text:p>
          </table:table-cell>
          <table:table-cell office:value-type="float" office:value="0.0743012354332778">
            <text:p>0.0743012354</text:p>
          </table:table-cell>
          <table:table-cell office:value-type="float" office:value="0.00899533976373686">
            <text:p>0.0089953398</text:p>
          </table:table-cell>
          <table:table-cell office:value-type="float" office:value="1.26960357619163">
            <text:p>1.2696035762</text:p>
          </table:table-cell>
          <table:table-cell office:value-type="float" office:value="1.27087484424682">
            <text:p>1.2708748442</text:p>
          </table:table-cell>
          <table:table-cell office:value-type="float" office:value="1.03164228480251">
            <text:p>1.0316422848</text:p>
          </table:table-cell>
          <table:table-cell office:value-type="float" office:value="9.71362908286144">
            <text:p>9.7136290829</text:p>
          </table:table-cell>
          <table:table-cell office:value-type="float" office:value="9.67131236644331">
            <text:p>9.6713123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6838">
            <text:p>6838</text:p>
          </table:table-cell>
          <table:table-cell office:value-type="float" office:value="12175">
            <text:p>12175</text:p>
          </table:table-cell>
          <table:table-cell office:value-type="float" office:value="18258">
            <text:p>18258</text:p>
          </table:table-cell>
          <table:table-cell office:value-type="float" office:value="550.625">
            <text:p>550.625</text:p>
          </table:table-cell>
          <table:table-cell office:value-type="float" office:value="937.25">
            <text:p>937.25</text:p>
          </table:table-cell>
          <table:table-cell office:value-type="float" office:value="585.5">
            <text:p>585.5</text:p>
          </table:table-cell>
          <table:table-cell office:value-type="float" office:value="0.080524276104124">
            <text:p>0.0805242761</text:p>
          </table:table-cell>
          <table:table-cell office:value-type="float" office:value="0.0769815195071869">
            <text:p>0.0769815195</text:p>
          </table:table-cell>
          <table:table-cell office:value-type="float" office:value="0.0320681345163764">
            <text:p>0.0320681345</text:p>
          </table:table-cell>
          <table:table-cell office:value-type="float" office:value="1.29454391808694">
            <text:p>1.2945439181</text:p>
          </table:table-cell>
          <table:table-cell office:value-type="float" office:value="1.2810505807926">
            <text:p>1.2810505808</text:p>
          </table:table-cell>
          <table:table-cell office:value-type="float" office:value="1.11425406669998">
            <text:p>1.1142540667</text:p>
          </table:table-cell>
          <table:table-cell office:value-type="float" office:value="8.95002867925775">
            <text:p>8.9500286793</text:p>
          </table:table-cell>
          <table:table-cell office:value-type="float" office:value="9.3463626748813">
            <text:p>9.3463626749</text:p>
          </table:table-cell>
          <table:table-cell office:value-type="float" office:value="21.9595773969463">
            <text:p>21.959577396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7544">
            <text:p>7544</text:p>
          </table:table-cell>
          <table:table-cell office:value-type="float" office:value="12434">
            <text:p>12434</text:p>
          </table:table-cell>
          <table:table-cell office:value-type="float" office:value="17926">
            <text:p>17926</text:p>
          </table:table-cell>
          <table:table-cell office:value-type="float" office:value="502.5">
            <text:p>502.5</text:p>
          </table:table-cell>
          <table:table-cell office:value-type="float" office:value="153">
            <text:p>153</text:p>
          </table:table-cell>
          <table:table-cell office:value-type="float" office:value="344.375">
            <text:p>344.375</text:p>
          </table:table-cell>
          <table:table-cell office:value-type="float" office:value="0.0666092258748675">
            <text:p>0.0666092259</text:p>
          </table:table-cell>
          <table:table-cell office:value-type="float" office:value="0.0123049702428824">
            <text:p>0.0123049702</text:p>
          </table:table-cell>
          <table:table-cell office:value-type="float" office:value="0.0192109226821377">
            <text:p>0.0192109227</text:p>
          </table:table-cell>
          <table:table-cell office:value-type="float" office:value="1.24182839694647">
            <text:p>1.2418283969</text:p>
          </table:table-cell>
          <table:table-cell office:value-type="float" office:value="1.04336416394374">
            <text:p>1.0433641639</text:p>
          </table:table-cell>
          <table:table-cell office:value-type="float" office:value="1.06796158610607">
            <text:p>1.0679615861</text:p>
          </table:table-cell>
          <table:table-cell office:value-type="float" office:value="10.7490228591914">
            <text:p>10.74902285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8390">
            <text:p>8390</text:p>
          </table:table-cell>
          <table:table-cell office:value-type="float" office:value="12395">
            <text:p>12395</text:p>
          </table:table-cell>
          <table:table-cell office:value-type="float" office:value="18373">
            <text:p>18373</text:p>
          </table:table-cell>
          <table:table-cell office:value-type="float" office:value="375.25">
            <text:p>375.25</text:p>
          </table:table-cell>
          <table:table-cell office:value-type="float" office:value="188.75">
            <text:p>188.75</text:p>
          </table:table-cell>
          <table:table-cell office:value-type="float" office:value="60.875">
            <text:p>60.875</text:p>
          </table:table-cell>
          <table:table-cell office:value-type="float" office:value="0.0447258641239571">
            <text:p>0.0447258641</text:p>
          </table:table-cell>
          <table:table-cell office:value-type="float" office:value="0.0152279144816458">
            <text:p>0.0152279145</text:p>
          </table:table-cell>
          <table:table-cell office:value-type="float" office:value="0.00331328579981495">
            <text:p>0.0033132858</text:p>
          </table:table-cell>
          <table:table-cell office:value-type="float" office:value="1.16046131416025">
            <text:p>1.1604613142</text:p>
          </table:table-cell>
          <table:table-cell office:value-type="float" office:value="1.0537522038695">
            <text:p>1.0537522039</text:p>
          </table:table-cell>
          <table:table-cell office:value-type="float" office:value="1.01161801691042">
            <text:p>1.0116180169</text:p>
          </table:table-cell>
          <table:table-cell office:value-type="float" office:value="15.8417274430423">
            <text:p>15.8417274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908">
            <text:p>8908</text:p>
          </table:table-cell>
          <table:table-cell office:value-type="float" office:value="12582">
            <text:p>12582</text:p>
          </table:table-cell>
          <table:table-cell office:value-type="float" office:value="19987">
            <text:p>19987</text:p>
          </table:table-cell>
          <table:table-cell office:value-type="float" office:value="427.5">
            <text:p>427.5</text:p>
          </table:table-cell>
          <table:table-cell office:value-type="float" office:value="237.875">
            <text:p>237.875</text:p>
          </table:table-cell>
          <table:table-cell office:value-type="float" office:value="-229.875">
            <text:p>-229.875</text:p>
          </table:table-cell>
          <table:table-cell office:value-type="float" office:value="0.0479905702739111">
            <text:p>0.0479905703</text:p>
          </table:table-cell>
          <table:table-cell office:value-type="float" office:value="0.0189059767922429">
            <text:p>0.0189059768</text:p>
          </table:table-cell>
          <table:table-cell office:value-type="float" office:value="-0.0115012257967679">
            <text:p>-0.0115012258</text:p>
          </table:table-cell>
          <table:table-cell office:value-type="float" office:value="1.17248106183571">
            <text:p>1.1724810618</text:p>
          </table:table-cell>
          <table:table-cell office:value-type="float" office:value="1.06687149325145">
            <text:p>1.0668714933</text:p>
          </table:table-cell>
          <table:table-cell office:value-type="float" office:value="0.960004974973176">
            <text:p>0.960004975</text:p>
          </table:table-cell>
          <table:table-cell office:value-type="float" office:value="14.7872698133143">
            <text:p>14.78726981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9802">
            <text:p>9802</text:p>
          </table:table-cell>
          <table:table-cell office:value-type="float" office:value="13026">
            <text:p>13026</text:p>
          </table:table-cell>
          <table:table-cell office:value-type="float" office:value="20324">
            <text:p>20324</text:p>
          </table:table-cell>
          <table:table-cell office:value-type="float" office:value="83.625">
            <text:p>83.625</text:p>
          </table:table-cell>
          <table:table-cell office:value-type="float" office:value="216.75">
            <text:p>216.75</text:p>
          </table:table-cell>
          <table:table-cell office:value-type="float" office:value="-243.125">
            <text:p>-243.125</text:p>
          </table:table-cell>
          <table:table-cell office:value-type="float" office:value="0.00853142215874311">
            <text:p>0.0085314222</text:p>
          </table:table-cell>
          <table:table-cell office:value-type="float" office:value="0.0166397973284201">
            <text:p>0.0166397973</text:p>
          </table:table-cell>
          <table:table-cell office:value-type="float" office:value="-0.0119624581775241">
            <text:p>-0.0119624582</text:p>
          </table:table-cell>
          <table:table-cell office:value-type="float" office:value="1.03000263647714">
            <text:p>1.0300026365</text:p>
          </table:table-cell>
          <table:table-cell office:value-type="float" office:value="1.05878198104553">
            <text:p>1.058781981</text:p>
          </table:table-cell>
          <table:table-cell office:value-type="float" office:value="0.958411873173738">
            <text:p>0.95841187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217">
            <text:p>9217</text:p>
          </table:table-cell>
          <table:table-cell office:value-type="float" office:value="12838">
            <text:p>12838</text:p>
          </table:table-cell>
          <table:table-cell office:value-type="float" office:value="20538">
            <text:p>20538</text:p>
          </table:table-cell>
          <table:table-cell office:value-type="float" office:value="111.625">
            <text:p>111.625</text:p>
          </table:table-cell>
          <table:table-cell office:value-type="float" office:value="233.75">
            <text:p>233.75</text:p>
          </table:table-cell>
          <table:table-cell office:value-type="float" office:value="-179.625">
            <text:p>-179.625</text:p>
          </table:table-cell>
          <table:table-cell office:value-type="float" office:value="0.0121107735705761">
            <text:p>0.0121107736</text:p>
          </table:table-cell>
          <table:table-cell office:value-type="float" office:value="0.0182076647452874">
            <text:p>0.0182076647</text:p>
          </table:table-cell>
          <table:table-cell office:value-type="float" office:value="-0.00874598305579901">
            <text:p>-0.0087459831</text:p>
          </table:table-cell>
          <table:table-cell office:value-type="float" office:value="1.04267518233651">
            <text:p>1.0426751823</text:p>
          </table:table-cell>
          <table:table-cell office:value-type="float" office:value="1.06437660395724">
            <text:p>1.064376604</text:p>
          </table:table-cell>
          <table:table-cell office:value-type="float" office:value="0.969538984055144">
            <text:p>0.96953898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9118">
            <text:p>9118</text:p>
          </table:table-cell>
          <table:table-cell office:value-type="float" office:value="12744">
            <text:p>12744</text:p>
          </table:table-cell>
          <table:table-cell office:value-type="float" office:value="18488">
            <text:p>18488</text:p>
          </table:table-cell>
          <table:table-cell office:value-type="float" office:value="128.5">
            <text:p>128.5</text:p>
          </table:table-cell>
          <table:table-cell office:value-type="float" office:value="69.125">
            <text:p>69.125</text:p>
          </table:table-cell>
          <table:table-cell office:value-type="float" office:value="-138.875">
            <text:p>-138.875</text:p>
          </table:table-cell>
          <table:table-cell office:value-type="float" office:value="0.0140930028515025">
            <text:p>0.0140930029</text:p>
          </table:table-cell>
          <table:table-cell office:value-type="float" office:value="0.00542412115505336">
            <text:p>0.0054241212</text:p>
          </table:table-cell>
          <table:table-cell office:value-type="float" office:value="-0.0075116291648637">
            <text:p>-0.0075116292</text:p>
          </table:table-cell>
          <table:table-cell office:value-type="float" office:value="1.04971479092983">
            <text:p>1.0497147909</text:p>
          </table:table-cell>
          <table:table-cell office:value-type="float" office:value="1.01904208937968">
            <text:p>1.0190420894</text:p>
          </table:table-cell>
          <table:table-cell office:value-type="float" office:value="0.97381989008549">
            <text:p>0.97381989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81">
            <text:p>181</text:p>
          </table:table-cell>
          <table:table-cell office:value-type="float" office:value="9073">
            <text:p>9073</text:p>
          </table:table-cell>
          <table:table-cell office:value-type="float" office:value="12582">
            <text:p>12582</text:p>
          </table:table-cell>
          <table:table-cell office:value-type="float" office:value="19898">
            <text:p>19898</text:p>
          </table:table-cell>
          <table:table-cell office:value-type="float" office:value="-128.75">
            <text:p>-128.75</text:p>
          </table:table-cell>
          <table:table-cell office:value-type="float" office:value="237.875">
            <text:p>237.875</text:p>
          </table:table-cell>
          <table:table-cell office:value-type="float" office:value="-114">
            <text:p>-114</text:p>
          </table:table-cell>
          <table:table-cell office:value-type="float" office:value="-0.0141904551967376">
            <text:p>-0.0141904552</text:p>
          </table:table-cell>
          <table:table-cell office:value-type="float" office:value="0.0189059767922429">
            <text:p>0.0189059768</text:p>
          </table:table-cell>
          <table:table-cell office:value-type="float" office:value="-0.00572921901698663">
            <text:p>-0.005729219</text:p>
          </table:table-cell>
          <table:table-cell office:value-type="float" office:value="0.950728090088052">
            <text:p>0.9507280901</text:p>
          </table:table-cell>
          <table:table-cell office:value-type="float" office:value="1.06687149325145">
            <text:p>1.0668714933</text:p>
          </table:table-cell>
          <table:table-cell office:value-type="float" office:value="0.980012068383614">
            <text:p>0.98001206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282">
            <text:p>9282</text:p>
          </table:table-cell>
          <table:table-cell office:value-type="float" office:value="12364">
            <text:p>12364</text:p>
          </table:table-cell>
          <table:table-cell office:value-type="float" office:value="19737">
            <text:p>19737</text:p>
          </table:table-cell>
          <table:table-cell office:value-type="float" office:value="237.25">
            <text:p>237.25</text:p>
          </table:table-cell>
          <table:table-cell office:value-type="float" office:value="131.375">
            <text:p>131.375</text:p>
          </table:table-cell>
          <table:table-cell office:value-type="float" office:value="-199.25">
            <text:p>-199.25</text:p>
          </table:table-cell>
          <table:table-cell office:value-type="float" office:value="0.0255602240896359">
            <text:p>0.0255602241</text:p>
          </table:table-cell>
          <table:table-cell office:value-type="float" office:value="0.0106256065998059">
            <text:p>0.0106256066</text:p>
          </table:table-cell>
          <table:table-cell office:value-type="float" office:value="-0.0100952525713128">
            <text:p>-0.0100952526</text:p>
          </table:table-cell>
          <table:table-cell office:value-type="float" office:value="1.09074130142253">
            <text:p>1.0907413014</text:p>
          </table:table-cell>
          <table:table-cell office:value-type="float" office:value="1.03741091398992">
            <text:p>1.037410914</text:p>
          </table:table-cell>
          <table:table-cell office:value-type="float" office:value="0.964866367684383">
            <text:p>0.9648663677</text:p>
          </table:table-cell>
          <table:table-cell office:value-type="float" office:value="27.4633122861511">
            <text:p>27.4633122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8694">
            <text:p>8694</text:p>
          </table:table-cell>
          <table:table-cell office:value-type="float" office:value="13369">
            <text:p>13369</text:p>
          </table:table-cell>
          <table:table-cell office:value-type="float" office:value="19656">
            <text:p>19656</text:p>
          </table:table-cell>
          <table:table-cell office:value-type="float" office:value="408.25">
            <text:p>408.25</text:p>
          </table:table-cell>
          <table:table-cell office:value-type="float" office:value="-121.125">
            <text:p>-121.125</text:p>
          </table:table-cell>
          <table:table-cell office:value-type="float" office:value="86.5">
            <text:p>86.5</text:p>
          </table:table-cell>
          <table:table-cell office:value-type="float" office:value="0.046957671957672">
            <text:p>0.046957672</text:p>
          </table:table-cell>
          <table:table-cell office:value-type="float" office:value="-0.00906013912783305">
            <text:p>-0.0090601391</text:p>
          </table:table-cell>
          <table:table-cell office:value-type="float" office:value="0.0044006919006919">
            <text:p>0.0044006919</text:p>
          </table:table-cell>
          <table:table-cell office:value-type="float" office:value="1.16867369684499">
            <text:p>1.1686736968</text:p>
          </table:table-cell>
          <table:table-cell office:value-type="float" office:value="0.968450401849775">
            <text:p>0.9684504018</text:p>
          </table:table-cell>
          <table:table-cell office:value-type="float" office:value="1.01544037918726">
            <text:p>1.0154403792</text:p>
          </table:table-cell>
          <table:table-cell office:value-type="float" office:value="15.1050292144434">
            <text:p>15.10502921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9418">
            <text:p>9418</text:p>
          </table:table-cell>
          <table:table-cell office:value-type="float" office:value="12934">
            <text:p>12934</text:p>
          </table:table-cell>
          <table:table-cell office:value-type="float" office:value="21294">
            <text:p>21294</text:p>
          </table:table-cell>
          <table:table-cell office:value-type="float" office:value="62.75">
            <text:p>62.75</text:p>
          </table:table-cell>
          <table:table-cell office:value-type="float" office:value="61.5">
            <text:p>61.5</text:p>
          </table:table-cell>
          <table:table-cell office:value-type="float" office:value="1273.75">
            <text:p>1273.75</text:p>
          </table:table-cell>
          <table:table-cell office:value-type="float" office:value="0.00666277341261414">
            <text:p>0.0066627734</text:p>
          </table:table-cell>
          <table:table-cell office:value-type="float" office:value="0.00475490954074532">
            <text:p>0.0047549095</text:p>
          </table:table-cell>
          <table:table-cell office:value-type="float" office:value="0.059817319432704">
            <text:p>0.0598173194</text:p>
          </table:table-cell>
          <table:table-cell office:value-type="float" office:value="1.02340671634126">
            <text:p>1.0234067163</text:p>
          </table:table-cell>
          <table:table-cell office:value-type="float" office:value="1.0166864973555">
            <text:p>1.0166864974</text:p>
          </table:table-cell>
          <table:table-cell office:value-type="float" office:value="1.21637371695453">
            <text:p>1.216373717</text:p>
          </table:table-cell>
          <table:table-cell table:number-columns-repeated="2" office:value-type="float" office:value="0">
            <text:p>0</text:p>
          </table:table-cell>
          <table:table-cell office:value-type="float" office:value="11.9309518966">
            <text:p>11.930951896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8744">
            <text:p>8744</text:p>
          </table:table-cell>
          <table:table-cell office:value-type="float" office:value="13392">
            <text:p>13392</text:p>
          </table:table-cell>
          <table:table-cell office:value-type="float" office:value="21672">
            <text:p>21672</text:p>
          </table:table-cell>
          <table:table-cell office:value-type="float" office:value="-298">
            <text:p>-298</text:p>
          </table:table-cell>
          <table:table-cell office:value-type="float" office:value="541.5">
            <text:p>541.5</text:p>
          </table:table-cell>
          <table:table-cell office:value-type="float" office:value="1548.5">
            <text:p>1548.5</text:p>
          </table:table-cell>
          <table:table-cell office:value-type="float" office:value="-0.0340805123513266">
            <text:p>-0.0340805124</text:p>
          </table:table-cell>
          <table:table-cell office:value-type="float" office:value="0.0404345878136201">
            <text:p>0.0404345878</text:p>
          </table:table-cell>
          <table:table-cell office:value-type="float" office:value="0.0714516426725729">
            <text:p>0.0714516427</text:p>
          </table:table-cell>
          <table:table-cell office:value-type="float" office:value="0.882994710161729">
            <text:p>0.8829947102</text:p>
          </table:table-cell>
          <table:table-cell office:value-type="float" office:value="1.14472557089532">
            <text:p>1.1447255709</text:p>
          </table:table-cell>
          <table:table-cell office:value-type="float" office:value="1.2600872103456">
            <text:p>1.2600872103</text:p>
          </table:table-cell>
          <table:table-cell office:value-type="float" office:value="-19.9899435109515">
            <text:p>-19.989943511</text:p>
          </table:table-cell>
          <table:table-cell office:value-type="float" office:value="17.4867162513984">
            <text:p>17.4867162514</text:p>
          </table:table-cell>
          <table:table-cell office:value-type="float" office:value="10.043514631815">
            <text:p>10.043514631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8372">
            <text:p>8372</text:p>
          </table:table-cell>
          <table:table-cell office:value-type="float" office:value="13988">
            <text:p>13988</text:p>
          </table:table-cell>
          <table:table-cell office:value-type="float" office:value="26712">
            <text:p>26712</text:p>
          </table:table-cell>
          <table:table-cell office:value-type="float" office:value="-308.375">
            <text:p>-308.375</text:p>
          </table:table-cell>
          <table:table-cell office:value-type="float" office:value="-177.75">
            <text:p>-177.75</text:p>
          </table:table-cell>
          <table:table-cell office:value-type="float" office:value="2149.875">
            <text:p>2149.875</text:p>
          </table:table-cell>
          <table:table-cell office:value-type="float" office:value="-0.0368340898232203">
            <text:p>-0.0368340898</text:p>
          </table:table-cell>
          <table:table-cell office:value-type="float" office:value="-0.0127073205604804">
            <text:p>-0.0127073206</text:p>
          </table:table-cell>
          <table:table-cell office:value-type="float" office:value="0.0804834905660377">
            <text:p>0.0804834906</text:p>
          </table:table-cell>
          <table:table-cell office:value-type="float" office:value="0.873739915958015">
            <text:p>0.873739916</text:p>
          </table:table-cell>
          <table:table-cell office:value-type="float" office:value="0.955840870990139">
            <text:p>0.955840871</text:p>
          </table:table-cell>
          <table:table-cell office:value-type="float" office:value="1.29438829779837">
            <text:p>1.2943882978</text:p>
          </table:table-cell>
          <table:table-cell office:value-type="float" office:value="-18.469347666944">
            <text:p>-18.4693476669</text:p>
          </table:table-cell>
          <table:table-cell office:value-type="float" office:value="0">
            <text:p>0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7514">
            <text:p>7514</text:p>
          </table:table-cell>
          <table:table-cell office:value-type="float" office:value="13988">
            <text:p>13988</text:p>
          </table:table-cell>
          <table:table-cell office:value-type="float" office:value="29043">
            <text:p>29043</text:p>
          </table:table-cell>
          <table:table-cell office:value-type="float" office:value="-302.625">
            <text:p>-302.625</text:p>
          </table:table-cell>
          <table:table-cell office:value-type="float" office:value="-246.125">
            <text:p>-246.125</text:p>
          </table:table-cell>
          <table:table-cell office:value-type="float" office:value="1212.75">
            <text:p>1212.75</text:p>
          </table:table-cell>
          <table:table-cell office:value-type="float" office:value="-0.040274820335374">
            <text:p>-0.0402748203</text:p>
          </table:table-cell>
          <table:table-cell office:value-type="float" office:value="-0.0175954389476694">
            <text:p>-0.0175954389</text:p>
          </table:table-cell>
          <table:table-cell office:value-type="float" office:value="0.0417570498915401">
            <text:p>0.0417570499</text:p>
          </table:table-cell>
          <table:table-cell office:value-type="float" office:value="0.862217368686163">
            <text:p>0.8622173687</text:p>
          </table:table-cell>
          <table:table-cell office:value-type="float" office:value="0.939022778647809">
            <text:p>0.9390227786</text:p>
          </table:table-cell>
          <table:table-cell office:value-type="float" office:value="1.14956723100305">
            <text:p>1.149567231</text:p>
          </table:table-cell>
          <table:table-cell office:value-type="float" office:value="-16.8614870432027">
            <text:p>-16.8614870432</text:p>
          </table:table-cell>
          <table:table-cell office:value-type="float" office:value="0">
            <text:p>0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7871">
            <text:p>7871</text:p>
          </table:table-cell>
          <table:table-cell office:value-type="float" office:value="13704">
            <text:p>13704</text:p>
          </table:table-cell>
          <table:table-cell office:value-type="float" office:value="28098">
            <text:p>28098</text:p>
          </table:table-cell>
          <table:table-cell office:value-type="float" office:value="-102.25">
            <text:p>-102.25</text:p>
          </table:table-cell>
          <table:table-cell office:value-type="float" office:value="557.125">
            <text:p>557.125</text:p>
          </table:table-cell>
          <table:table-cell office:value-type="float" office:value="984.375">
            <text:p>984.375</text:p>
          </table:table-cell>
          <table:table-cell office:value-type="float" office:value="-0.0129907254478465">
            <text:p>-0.0129907254</text:p>
          </table:table-cell>
          <table:table-cell office:value-type="float" office:value="0.0406541885580852">
            <text:p>0.0406541886</text:p>
          </table:table-cell>
          <table:table-cell office:value-type="float" office:value="0.0350336322869955">
            <text:p>0.0350336323</text:p>
          </table:table-cell>
          <table:table-cell office:value-type="float" office:value="0.954863228469953">
            <text:p>0.9548632285</text:p>
          </table:table-cell>
          <table:table-cell office:value-type="float" office:value="1.14552907552604">
            <text:p>1.1455290755</text:p>
          </table:table-cell>
          <table:table-cell office:value-type="float" office:value="1.12502332957128">
            <text:p>1.1250233296</text:p>
          </table:table-cell>
          <table:table-cell office:value-type="float" office:value="0">
            <text:p>0</text:p>
          </table:table-cell>
          <table:table-cell office:value-type="float" office:value="17.3941062016103">
            <text:p>17.3941062016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8606">
            <text:p>8606</text:p>
          </table:table-cell>
          <table:table-cell office:value-type="float" office:value="14508">
            <text:p>14508</text:p>
          </table:table-cell>
          <table:table-cell office:value-type="float" office:value="32648">
            <text:p>32648</text:p>
          </table:table-cell>
          <table:table-cell office:value-type="float" office:value="57.5">
            <text:p>57.5</text:p>
          </table:table-cell>
          <table:table-cell office:value-type="float" office:value="-598.25">
            <text:p>-598.25</text:p>
          </table:table-cell>
          <table:table-cell office:value-type="float" office:value="2627.625">
            <text:p>2627.625</text:p>
          </table:table-cell>
          <table:table-cell office:value-type="float" office:value="0.00668138508017662">
            <text:p>0.0066813851</text:p>
          </table:table-cell>
          <table:table-cell office:value-type="float" office:value="-0.0412358698649021">
            <text:p>-0.0412358699</text:p>
          </table:table-cell>
          <table:table-cell office:value-type="float" office:value="0.0804834905660377">
            <text:p>0.0804834906</text:p>
          </table:table-cell>
          <table:table-cell office:value-type="float" office:value="1.02347234395753">
            <text:p>1.023472344</text:p>
          </table:table-cell>
          <table:table-cell office:value-type="float" office:value="0.859007233521332">
            <text:p>0.8590072335</text:p>
          </table:table-cell>
          <table:table-cell office:value-type="float" office:value="1.29438829779837">
            <text:p>1.2943882978</text:p>
          </table:table-cell>
          <table:table-cell office:value-type="float" office:value="0">
            <text:p>0</text:p>
          </table:table-cell>
          <table:table-cell office:value-type="float" office:value="-16.4603201285964">
            <text:p>-16.4603201286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7084">
            <text:p>7084</text:p>
          </table:table-cell>
          <table:table-cell office:value-type="float" office:value="14534">
            <text:p>14534</text:p>
          </table:table-cell>
          <table:table-cell office:value-type="float" office:value="35497">
            <text:p>35497</text:p>
          </table:table-cell>
          <table:table-cell office:value-type="float" office:value="-450.125">
            <text:p>-450.125</text:p>
          </table:table-cell>
          <table:table-cell office:value-type="float" office:value="-479.75">
            <text:p>-479.75</text:p>
          </table:table-cell>
          <table:table-cell office:value-type="float" office:value="1482.25">
            <text:p>1482.25</text:p>
          </table:table-cell>
          <table:table-cell office:value-type="float" office:value="-0.0635410784867307">
            <text:p>-0.0635410785</text:p>
          </table:table-cell>
          <table:table-cell office:value-type="float" office:value="-0.0330088069354617">
            <text:p>-0.0330088069</text:p>
          </table:table-cell>
          <table:table-cell office:value-type="float" office:value="0.0417570498915401">
            <text:p>0.0417570499</text:p>
          </table:table-cell>
          <table:table-cell office:value-type="float" office:value="0.785519663860746">
            <text:p>0.7855196639</text:p>
          </table:table-cell>
          <table:table-cell office:value-type="float" office:value="0.886604755143077">
            <text:p>0.8866047551</text:p>
          </table:table-cell>
          <table:table-cell office:value-type="float" office:value="1.14956723100305">
            <text:p>1.149567231</text:p>
          </table:table-cell>
          <table:table-cell office:value-type="float" office:value="-10.558281380644">
            <text:p>-10.5582813806</text:p>
          </table:table-cell>
          <table:table-cell office:value-type="float" office:value="-20.6503435130546">
            <text:p>-20.6503435131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24">
            <text:p>224</text:p>
          </table:table-cell>
          <table:table-cell office:value-type="float" office:value="6874">
            <text:p>6874</text:p>
          </table:table-cell>
          <table:table-cell office:value-type="float" office:value="13748">
            <text:p>13748</text:p>
          </table:table-cell>
          <table:table-cell office:value-type="float" office:value="34342">
            <text:p>34342</text:p>
          </table:table-cell>
          <table:table-cell office:value-type="float" office:value="-377.25">
            <text:p>-377.25</text:p>
          </table:table-cell>
          <table:table-cell office:value-type="float" office:value="255.5">
            <text:p>255.5</text:p>
          </table:table-cell>
          <table:table-cell office:value-type="float" office:value="1203.125">
            <text:p>1203.125</text:p>
          </table:table-cell>
          <table:table-cell office:value-type="float" office:value="-0.0548807099214431">
            <text:p>-0.0548807099</text:p>
          </table:table-cell>
          <table:table-cell office:value-type="float" office:value="0.0185845213849287">
            <text:p>0.0185845214</text:p>
          </table:table-cell>
          <table:table-cell office:value-type="float" office:value="0.0350336322869955">
            <text:p>0.0350336323</text:p>
          </table:table-cell>
          <table:table-cell office:value-type="float" office:value="0.813820824225053">
            <text:p>0.8138208242</text:p>
          </table:table-cell>
          <table:table-cell office:value-type="float" office:value="1.06572277834006">
            <text:p>1.0657227783</text:p>
          </table:table-cell>
          <table:table-cell office:value-type="float" office:value="1.12502332957128">
            <text:p>1.1250233296</text:p>
          </table:table-cell>
          <table:table-cell office:value-type="float" office:value="-12.2802357430081">
            <text:p>-12.280235743</text:p>
          </table:table-cell>
          <table:table-cell office:value-type="float" office:value="0">
            <text:p>0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7546">
            <text:p>7546</text:p>
          </table:table-cell>
          <table:table-cell office:value-type="float" office:value="14399">
            <text:p>14399</text:p>
          </table:table-cell>
          <table:table-cell office:value-type="float" office:value="34188">
            <text:p>34188</text:p>
          </table:table-cell>
          <table:table-cell office:value-type="float" office:value="-252.375">
            <text:p>-252.375</text:p>
          </table:table-cell>
          <table:table-cell office:value-type="float" office:value="71.5">
            <text:p>71.5</text:p>
          </table:table-cell>
          <table:table-cell office:value-type="float" office:value="1578.5">
            <text:p>1578.5</text:p>
          </table:table-cell>
          <table:table-cell office:value-type="float" office:value="-0.0334448714550755">
            <text:p>-0.0334448715</text:p>
          </table:table-cell>
          <table:table-cell office:value-type="float" office:value="0.00496562261268144">
            <text:p>0.0049656226</text:p>
          </table:table-cell>
          <table:table-cell office:value-type="float" office:value="0.0461711711711712">
            <text:p>0.0461711712</text:p>
          </table:table-cell>
          <table:table-cell office:value-type="float" office:value="0.885135326383463">
            <text:p>0.8851353264</text:p>
          </table:table-cell>
          <table:table-cell office:value-type="float" office:value="1.01742800766393">
            <text:p>1.0174280077</text:p>
          </table:table-cell>
          <table:table-cell office:value-type="float" office:value="1.16577738211184">
            <text:p>1.1657773821</text:p>
          </table:table-cell>
          <table:table-cell office:value-type="float" office:value="-20.3765279194892">
            <text:p>-20.3765279195</text:p>
          </table:table-cell>
          <table:table-cell office:value-type="float" office:value="0">
            <text:p>0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7182">
            <text:p>7182</text:p>
          </table:table-cell>
          <table:table-cell office:value-type="float" office:value="15576">
            <text:p>15576</text:p>
          </table:table-cell>
          <table:table-cell office:value-type="float" office:value="40117">
            <text:p>40117</text:p>
          </table:table-cell>
          <table:table-cell office:value-type="float" office:value="-62.125">
            <text:p>-62.125</text:p>
          </table:table-cell>
          <table:table-cell office:value-type="float" office:value="393.25">
            <text:p>393.25</text:p>
          </table:table-cell>
          <table:table-cell office:value-type="float" office:value="789.25">
            <text:p>789.25</text:p>
          </table:table-cell>
          <table:table-cell office:value-type="float" office:value="-0.00865009746588694">
            <text:p>-0.0086500975</text:p>
          </table:table-cell>
          <table:table-cell office:value-type="float" office:value="0.0252471751412429">
            <text:p>0.0252471751</text:p>
          </table:table-cell>
          <table:table-cell office:value-type="float" office:value="0.0196737044145873">
            <text:p>0.0196737044</text:p>
          </table:table-cell>
          <table:table-cell office:value-type="float" office:value="0.969871314274288">
            <text:p>0.9698713143</text:p>
          </table:table-cell>
          <table:table-cell office:value-type="float" office:value="1.08961445590547">
            <text:p>1.0896144559</text:p>
          </table:table-cell>
          <table:table-cell office:value-type="float" office:value="1.06961659255603">
            <text:p>1.0696165926</text:p>
          </table:table-cell>
          <table:table-cell office:value-type="float" office:value="0">
            <text:p>0</text:p>
          </table:table-cell>
          <table:table-cell office:value-type="float" office:value="27.7995783463528">
            <text:p>27.7995783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7140">
            <text:p>7140</text:p>
          </table:table-cell>
          <table:table-cell office:value-type="float" office:value="14762">
            <text:p>14762</text:p>
          </table:table-cell>
          <table:table-cell office:value-type="float" office:value="34265">
            <text:p>34265</text:p>
          </table:table-cell>
          <table:table-cell office:value-type="float" office:value="127.75">
            <text:p>127.75</text:p>
          </table:table-cell>
          <table:table-cell office:value-type="float" office:value="189.75">
            <text:p>189.75</text:p>
          </table:table-cell>
          <table:table-cell office:value-type="float" office:value="288.75">
            <text:p>288.75</text:p>
          </table:table-cell>
          <table:table-cell office:value-type="float" office:value="0.0178921568627451">
            <text:p>0.0178921569</text:p>
          </table:table-cell>
          <table:table-cell office:value-type="float" office:value="0.0128539493293592">
            <text:p>0.0128539493</text:p>
          </table:table-cell>
          <table:table-cell office:value-type="float" office:value="0.00842696629213483">
            <text:p>0.0084269663</text:p>
          </table:table-cell>
          <table:table-cell office:value-type="float" office:value="1.06325000240292">
            <text:p>1.0632500024</text:p>
          </table:table-cell>
          <table:table-cell office:value-type="float" office:value="1.04531266171895">
            <text:p>1.0453126617</text:p>
          </table:table-cell>
          <table:table-cell office:value-type="float" office:value="1.02963356899381">
            <text:p>1.029633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7252">
            <text:p>7252</text:p>
          </table:table-cell>
          <table:table-cell office:value-type="float" office:value="15022">
            <text:p>15022</text:p>
          </table:table-cell>
          <table:table-cell office:value-type="float" office:value="35754">
            <text:p>35754</text:p>
          </table:table-cell>
          <table:table-cell office:value-type="float" office:value="190.75">
            <text:p>190.75</text:p>
          </table:table-cell>
          <table:table-cell office:value-type="float" office:value="395.125">
            <text:p>395.125</text:p>
          </table:table-cell>
          <table:table-cell office:value-type="float" office:value="1275.875">
            <text:p>1275.875</text:p>
          </table:table-cell>
          <table:table-cell table:number-columns-repeated="2" office:value-type="float" office:value="0.0263030888030888">
            <text:p>0.0263030888</text:p>
          </table:table-cell>
          <table:table-cell office:value-type="float" office:value="0.0356848184818482">
            <text:p>0.0356848185</text:p>
          </table:table-cell>
          <table:table-cell table:number-columns-repeated="2" office:value-type="float" office:value="1.09341684167275">
            <text:p>1.0934168417</text:p>
          </table:table-cell>
          <table:table-cell office:value-type="float" office:value="1.12739274097583">
            <text:p>1.127392741</text:p>
          </table:table-cell>
          <table:table-cell table:number-columns-repeated="2" office:value-type="float" office:value="26.69738507718">
            <text:p>26.6973850772</text:p>
          </table:table-cell>
          <table:table-cell office:value-type="float" office:value="19.7686959011708">
            <text:p>19.768695901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7686">
            <text:p>7686</text:p>
          </table:table-cell>
          <table:table-cell office:value-type="float" office:value="15950">
            <text:p>15950</text:p>
          </table:table-cell>
          <table:table-cell office:value-type="float" office:value="39116">
            <text:p>39116</text:p>
          </table:table-cell>
          <table:table-cell office:value-type="float" office:value="22.75">
            <text:p>22.75</text:p>
          </table:table-cell>
          <table:table-cell office:value-type="float" office:value="440">
            <text:p>440</text:p>
          </table:table-cell>
          <table:table-cell office:value-type="float" office:value="664.125">
            <text:p>664.125</text:p>
          </table:table-cell>
          <table:table-cell office:value-type="float" office:value="0.00295992714025501">
            <text:p>0.0029599271</text:p>
          </table:table-cell>
          <table:table-cell office:value-type="float" office:value="0.0275862068965517">
            <text:p>0.0275862069</text:p>
          </table:table-cell>
          <table:table-cell office:value-type="float" office:value="0.0169783464566929">
            <text:p>0.0169783465</text:p>
          </table:table-cell>
          <table:table-cell office:value-type="float" office:value="1.0103769168815">
            <text:p>1.0103769169</text:p>
          </table:table-cell>
          <table:table-cell office:value-type="float" office:value="1.09804328180737">
            <text:p>1.0980432818</text:p>
          </table:table-cell>
          <table:table-cell office:value-type="float" office:value="1.0599892105253">
            <text:p>1.0599892105</text:p>
          </table:table-cell>
          <table:table-cell office:value-type="float" office:value="0">
            <text:p>0</text:p>
          </table:table-cell>
          <table:table-cell office:value-type="float" office:value="25.4715870456707">
            <text:p>25.4715870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8176">
            <text:p>8176</text:p>
          </table:table-cell>
          <table:table-cell office:value-type="float" office:value="16698">
            <text:p>16698</text:p>
          </table:table-cell>
          <table:table-cell office:value-type="float" office:value="39648">
            <text:p>39648</text:p>
          </table:table-cell>
          <table:table-cell office:value-type="float" office:value="71.75">
            <text:p>71.75</text:p>
          </table:table-cell>
          <table:table-cell office:value-type="float" office:value="-45.375">
            <text:p>-45.375</text:p>
          </table:table-cell>
          <table:table-cell office:value-type="float" office:value="950.25">
            <text:p>950.25</text:p>
          </table:table-cell>
          <table:table-cell office:value-type="float" office:value="0.00877568493150685">
            <text:p>0.0087756849</text:p>
          </table:table-cell>
          <table:table-cell office:value-type="float" office:value="-0.00271739130434783">
            <text:p>-0.0027173913</text:p>
          </table:table-cell>
          <table:table-cell office:value-type="float" office:value="0.0239671610169492">
            <text:p>0.023967161</text:p>
          </table:table-cell>
          <table:table-cell office:value-type="float" office:value="1.03086584204647">
            <text:p>1.030865842</text:p>
          </table:table-cell>
          <table:table-cell office:value-type="float" office:value="0.990503603497164">
            <text:p>0.9905036035</text:p>
          </table:table-cell>
          <table:table-cell office:value-type="float" office:value="1.08501093618146">
            <text:p>1.0850109362</text:p>
          </table:table-cell>
          <table:table-cell table:number-columns-repeated="2" office:value-type="float" office:value="0">
            <text:p>0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8106">
            <text:p>8106</text:p>
          </table:table-cell>
          <table:table-cell office:value-type="float" office:value="16282">
            <text:p>16282</text:p>
          </table:table-cell>
          <table:table-cell office:value-type="float" office:value="39984">
            <text:p>39984</text:p>
          </table:table-cell>
          <table:table-cell office:value-type="float" office:value="48.25">
            <text:p>48.25</text:p>
          </table:table-cell>
          <table:table-cell office:value-type="float" office:value="142.75">
            <text:p>142.75</text:p>
          </table:table-cell>
          <table:table-cell office:value-type="float" office:value="1333.5">
            <text:p>1333.5</text:p>
          </table:table-cell>
          <table:table-cell office:value-type="float" office:value="0.00595238095238095">
            <text:p>0.005952381</text:p>
          </table:table-cell>
          <table:table-cell office:value-type="float" office:value="0.00876735044834787">
            <text:p>0.0087673504</text:p>
          </table:table-cell>
          <table:table-cell office:value-type="float" office:value="0.0333508403361345">
            <text:p>0.0333508403</text:p>
          </table:table-cell>
          <table:table-cell office:value-type="float" office:value="1.02090277777778">
            <text:p>1.0209027778</text:p>
          </table:table-cell>
          <table:table-cell office:value-type="float" office:value="1.03083638477963">
            <text:p>1.0308363848</text:p>
          </table:table-cell>
          <table:table-cell office:value-type="float" office:value="1.11890800713668">
            <text:p>1.11890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8400">
            <text:p>8400</text:p>
          </table:table-cell>
          <table:table-cell office:value-type="float" office:value="17400">
            <text:p>17400</text:p>
          </table:table-cell>
          <table:table-cell office:value-type="float" office:value="42966">
            <text:p>42966</text:p>
          </table:table-cell>
          <table:table-cell office:value-type="float" office:value="78.875">
            <text:p>78.875</text:p>
          </table:table-cell>
          <table:table-cell office:value-type="float" office:value="163.5">
            <text:p>163.5</text:p>
          </table:table-cell>
          <table:table-cell office:value-type="float" office:value="1354.5">
            <text:p>1354.5</text:p>
          </table:table-cell>
          <table:table-cell office:value-type="float" office:value="0.00938988095238095">
            <text:p>0.009389881</text:p>
          </table:table-cell>
          <table:table-cell office:value-type="float" office:value="0.00939655172413793">
            <text:p>0.0093965517</text:p>
          </table:table-cell>
          <table:table-cell office:value-type="float" office:value="0.031524926686217">
            <text:p>0.0315249267</text:p>
          </table:table-cell>
          <table:table-cell office:value-type="float" office:value="1.03303739626736">
            <text:p>1.0330373963</text:p>
          </table:table-cell>
          <table:table-cell office:value-type="float" office:value="1.03306098959572">
            <text:p>1.0330609896</text:p>
          </table:table-cell>
          <table:table-cell office:value-type="float" office:value="1.1122851325668">
            <text:p>1.1122851326</text:p>
          </table:table-cell>
          <table:table-cell table:number-columns-repeated="2"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7728">
            <text:p>7728</text:p>
          </table:table-cell>
          <table:table-cell office:value-type="float" office:value="16852">
            <text:p>16852</text:p>
          </table:table-cell>
          <table:table-cell office:value-type="float" office:value="42756">
            <text:p>42756</text:p>
          </table:table-cell>
          <table:table-cell office:value-type="float" office:value="-11.25">
            <text:p>-11.25</text:p>
          </table:table-cell>
          <table:table-cell office:value-type="float" office:value="176">
            <text:p>176</text:p>
          </table:table-cell>
          <table:table-cell office:value-type="float" office:value="1228.5">
            <text:p>1228.5</text:p>
          </table:table-cell>
          <table:table-cell office:value-type="float" office:value="-0.00145574534161491">
            <text:p>-0.0014557453</text:p>
          </table:table-cell>
          <table:table-cell office:value-type="float" office:value="0.010443864229765">
            <text:p>0.0104438642</text:p>
          </table:table-cell>
          <table:table-cell office:value-type="float" office:value="0.0287328094302554">
            <text:p>0.0287328094</text:p>
          </table:table-cell>
          <table:table-cell office:value-type="float" office:value="0.994909044925567">
            <text:p>0.9949090449</text:p>
          </table:table-cell>
          <table:table-cell office:value-type="float" office:value="1.03676731043227">
            <text:p>1.0367673104</text:p>
          </table:table-cell>
          <table:table-cell office:value-type="float" office:value="1.10218295870789">
            <text:p>1.1021829587</text:p>
          </table:table-cell>
          <table:table-cell table:number-columns-repeated="2"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7756">
            <text:p>7756</text:p>
          </table:table-cell>
          <table:table-cell office:value-type="float" office:value="16936">
            <text:p>16936</text:p>
          </table:table-cell>
          <table:table-cell office:value-type="float" office:value="43386">
            <text:p>43386</text:p>
          </table:table-cell>
          <table:table-cell office:value-type="float" office:value="-111.875">
            <text:p>-111.875</text:p>
          </table:table-cell>
          <table:table-cell office:value-type="float" office:value="148.625">
            <text:p>148.625</text:p>
          </table:table-cell>
          <table:table-cell office:value-type="float" office:value="1149.75">
            <text:p>1149.75</text:p>
          </table:table-cell>
          <table:table-cell office:value-type="float" office:value="-0.0144243166580712">
            <text:p>-0.0144243167</text:p>
          </table:table-cell>
          <table:table-cell office:value-type="float" office:value="0.00877568493150685">
            <text:p>0.0087756849</text:p>
          </table:table-cell>
          <table:table-cell office:value-type="float" office:value="0.0265004840271055">
            <text:p>0.026500484</text:p>
          </table:table-cell>
          <table:table-cell office:value-type="float" office:value="0.949922691082413">
            <text:p>0.9499226911</text:p>
          </table:table-cell>
          <table:table-cell office:value-type="float" office:value="1.03086584204647">
            <text:p>1.030865842</text:p>
          </table:table-cell>
          <table:table-cell office:value-type="float" office:value="1.09412815437606">
            <text:p>1.0941281544</text:p>
          </table:table-cell>
          <table:table-cell table:number-columns-repeated="2" office:value-type="float" office:value="0">
            <text:p>0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7526">
            <text:p>7526</text:p>
          </table:table-cell>
          <table:table-cell office:value-type="float" office:value="16791">
            <text:p>16791</text:p>
          </table:table-cell>
          <table:table-cell office:value-type="float" office:value="44394">
            <text:p>44394</text:p>
          </table:table-cell>
          <table:table-cell office:value-type="float" office:value="12.875">
            <text:p>12.875</text:p>
          </table:table-cell>
          <table:table-cell office:value-type="float" office:value="222.5">
            <text:p>222.5</text:p>
          </table:table-cell>
          <table:table-cell office:value-type="float" office:value="1296.75">
            <text:p>1296.75</text:p>
          </table:table-cell>
          <table:table-cell office:value-type="float" office:value="0.00171073611480202">
            <text:p>0.0017107361</text:p>
          </table:table-cell>
          <table:table-cell office:value-type="float" office:value="0.0132511464475016">
            <text:p>0.0132511464</text:p>
          </table:table-cell>
          <table:table-cell office:value-type="float" office:value="0.0292100283822138">
            <text:p>0.0292100284</text:p>
          </table:table-cell>
          <table:table-cell office:value-type="float" office:value="1.00599331257319">
            <text:p>1.0059933126</text:p>
          </table:table-cell>
          <table:table-cell office:value-type="float" office:value="1.04672317461532">
            <text:p>1.0467231746</text:p>
          </table:table-cell>
          <table:table-cell office:value-type="float" office:value="1.1039074218236">
            <text:p>1.1039074218</text:p>
          </table:table-cell>
          <table:table-cell table:number-columns-repeated="2"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7883">
            <text:p>7883</text:p>
          </table:table-cell>
          <table:table-cell office:value-type="float" office:value="17559">
            <text:p>17559</text:p>
          </table:table-cell>
          <table:table-cell office:value-type="float" office:value="46410">
            <text:p>46410</text:p>
          </table:table-cell>
          <table:table-cell office:value-type="float" office:value="126.625">
            <text:p>126.625</text:p>
          </table:table-cell>
          <table:table-cell office:value-type="float" office:value="329.875">
            <text:p>329.875</text:p>
          </table:table-cell>
          <table:table-cell office:value-type="float" office:value="729.75">
            <text:p>729.75</text:p>
          </table:table-cell>
          <table:table-cell office:value-type="float" office:value="0.0160630470633008">
            <text:p>0.0160630471</text:p>
          </table:table-cell>
          <table:table-cell office:value-type="float" office:value="0.0187866621105986">
            <text:p>0.0187866621</text:p>
          </table:table-cell>
          <table:table-cell office:value-type="float" office:value="0.0157239819004525">
            <text:p>0.0157239819</text:p>
          </table:table-cell>
          <table:table-cell office:value-type="float" office:value="1.05672638682423">
            <text:p>1.0567263868</text:p>
          </table:table-cell>
          <table:table-cell office:value-type="float" office:value="1.06644507718668">
            <text:p>1.0664450772</text:p>
          </table:table-cell>
          <table:table-cell office:value-type="float" office:value="1.05551853412092">
            <text:p>1.05551853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7596">
            <text:p>7596</text:p>
          </table:table-cell>
          <table:table-cell office:value-type="float" office:value="17358">
            <text:p>17358</text:p>
          </table:table-cell>
          <table:table-cell office:value-type="float" office:value="48468">
            <text:p>48468</text:p>
          </table:table-cell>
          <table:table-cell office:value-type="float" office:value="121.875">
            <text:p>121.875</text:p>
          </table:table-cell>
          <table:table-cell office:value-type="float" office:value="254.625">
            <text:p>254.625</text:p>
          </table:table-cell>
          <table:table-cell office:value-type="float" office:value="829.5">
            <text:p>829.5</text:p>
          </table:table-cell>
          <table:table-cell office:value-type="float" office:value="0.0160446287519747">
            <text:p>0.0160446288</text:p>
          </table:table-cell>
          <table:table-cell office:value-type="float" office:value="0.0146690286899412">
            <text:p>0.0146690287</text:p>
          </table:table-cell>
          <table:table-cell office:value-type="float" office:value="0.0171143847487002">
            <text:p>0.0171143847</text:p>
          </table:table-cell>
          <table:table-cell office:value-type="float" office:value="1.05666076365102">
            <text:p>1.0566607637</text:p>
          </table:table-cell>
          <table:table-cell office:value-type="float" office:value="1.0517633540041">
            <text:p>1.051763354</text:p>
          </table:table-cell>
          <table:table-cell office:value-type="float" office:value="1.06047443486449">
            <text:p>1.06047443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7281">
            <text:p>7281</text:p>
          </table:table-cell>
          <table:table-cell office:value-type="float" office:value="17445">
            <text:p>17445</text:p>
          </table:table-cell>
          <table:table-cell office:value-type="float" office:value="48846">
            <text:p>48846</text:p>
          </table:table-cell>
          <table:table-cell office:value-type="float" office:value="-15.125">
            <text:p>-15.125</text:p>
          </table:table-cell>
          <table:table-cell office:value-type="float" office:value="256.25">
            <text:p>256.25</text:p>
          </table:table-cell>
          <table:table-cell office:value-type="float" office:value="717.625">
            <text:p>717.625</text:p>
          </table:table-cell>
          <table:table-cell office:value-type="float" office:value="-0.00207732454333196">
            <text:p>-0.0020773245</text:p>
          </table:table-cell>
          <table:table-cell office:value-type="float" office:value="0.014689022642591">
            <text:p>0.0146890226</text:p>
          </table:table-cell>
          <table:table-cell office:value-type="float" office:value="0.0146915817057692">
            <text:p>0.0146915817</text:p>
          </table:table-cell>
          <table:table-cell office:value-type="float" office:value="0.992737822041764">
            <text:p>0.992737822</text:p>
          </table:table-cell>
          <table:table-cell office:value-type="float" office:value="1.05183448332601">
            <text:p>1.0518344833</text:p>
          </table:table-cell>
          <table:table-cell office:value-type="float" office:value="1.05184358741331">
            <text:p>1.05184358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8209">
            <text:p>8209</text:p>
          </table:table-cell>
          <table:table-cell office:value-type="float" office:value="18000">
            <text:p>18000</text:p>
          </table:table-cell>
          <table:table-cell office:value-type="float" office:value="50358">
            <text:p>50358</text:p>
          </table:table-cell>
          <table:table-cell office:value-type="float" office:value="-37.625">
            <text:p>-37.625</text:p>
          </table:table-cell>
          <table:table-cell office:value-type="float" office:value="59.5">
            <text:p>59.5</text:p>
          </table:table-cell>
          <table:table-cell office:value-type="float" office:value="261.875">
            <text:p>261.875</text:p>
          </table:table-cell>
          <table:table-cell office:value-type="float" office:value="-0.00458338409063223">
            <text:p>-0.0045833841</text:p>
          </table:table-cell>
          <table:table-cell office:value-type="float" office:value="0.00330555555555556">
            <text:p>0.0033055556</text:p>
          </table:table-cell>
          <table:table-cell office:value-type="float" office:value="0.00520026609476151">
            <text:p>0.0052002661</text:p>
          </table:table-cell>
          <table:table-cell office:value-type="float" office:value="0.983999330205843">
            <text:p>0.9839993302</text:p>
          </table:table-cell>
          <table:table-cell office:value-type="float" office:value="1.01159086077161">
            <text:p>1.0115908608</text:p>
          </table:table-cell>
          <table:table-cell office:value-type="float" office:value="1.01825393515588">
            <text:p>1.0182539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4">
            <text:p>4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9413">
            <text:p>9413</text:p>
          </table:table-cell>
          <table:table-cell office:value-type="float" office:value="19515">
            <text:p>19515</text:p>
          </table:table-cell>
          <table:table-cell office:value-type="float" office:value="48901">
            <text:p>48901</text:p>
          </table:table-cell>
          <table:table-cell office:value-type="float" office:value="-167.75">
            <text:p>-167.75</text:p>
          </table:table-cell>
          <table:table-cell office:value-type="float" office:value="339.6">
            <text:p>339.6</text:p>
          </table:table-cell>
          <table:table-cell office:value-type="float" office:value="-1148">
            <text:p>-1148</text:p>
          </table:table-cell>
          <table:table-cell office:value-type="float" office:value="-0.0178210984808244">
            <text:p>-0.0178210985</text:p>
          </table:table-cell>
          <table:table-cell office:value-type="float" office:value="0.017401998462721">
            <text:p>0.0174019985</text:p>
          </table:table-cell>
          <table:table-cell office:value-type="float" office:value="-0.0234760025357355">
            <text:p>-0.0234760025</text:p>
          </table:table-cell>
          <table:table-cell office:value-type="float" office:value="0.938248634757199">
            <text:p>0.9382486348</text:p>
          </table:table-cell>
          <table:table-cell office:value-type="float" office:value="1.0615005405385">
            <text:p>1.0615005405</text:p>
          </table:table-cell>
          <table:table-cell office:value-type="float" office:value="0.918914191607239">
            <text:p>0.9189141916</text:p>
          </table:table-cell>
          <table:table-cell table:number-columns-repeated="2" office:value-type="float" office:value="0">
            <text:p>0</text:p>
          </table:table-cell>
          <table:table-cell office:value-type="float" office:value="-29.1778297271472">
            <text:p>-29.177829727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8703">
            <text:p>8703</text:p>
          </table:table-cell>
          <table:table-cell office:value-type="float" office:value="18282">
            <text:p>18282</text:p>
          </table:table-cell>
          <table:table-cell office:value-type="float" office:value="49392">
            <text:p>49392</text:p>
          </table:table-cell>
          <table:table-cell office:value-type="float" office:value="-150.714285714286">
            <text:p>-150.7142857143</text:p>
          </table:table-cell>
          <table:table-cell office:value-type="float" office:value="-275.666666666667">
            <text:p>-275.6666666667</text:p>
          </table:table-cell>
          <table:table-cell office:value-type="float" office:value="-911.571428571429">
            <text:p>-911.5714285714</text:p>
          </table:table-cell>
          <table:table-cell office:value-type="float" office:value="-0.0173175095615633">
            <text:p>-0.0173175096</text:p>
          </table:table-cell>
          <table:table-cell office:value-type="float" office:value="-0.0150785836706414">
            <text:p>-0.0150785837</text:p>
          </table:table-cell>
          <table:table-cell office:value-type="float" office:value="-0.0184558517284465">
            <text:p>-0.0184558517</text:p>
          </table:table-cell>
          <table:table-cell office:value-type="float" office:value="0.939976512963861">
            <text:p>0.939976513</text:p>
          </table:table-cell>
          <table:table-cell office:value-type="float" office:value="0.94767058997636">
            <text:p>0.94767059</text:p>
          </table:table-cell>
          <table:table-cell office:value-type="float" office:value="0.936072131137961">
            <text:p>0.93607213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7635">
            <text:p>7635</text:p>
          </table:table-cell>
          <table:table-cell office:value-type="float" office:value="17834">
            <text:p>17834</text:p>
          </table:table-cell>
          <table:table-cell office:value-type="float" office:value="49127">
            <text:p>49127</text:p>
          </table:table-cell>
          <table:table-cell office:value-type="float" office:value="-123.333333333333">
            <text:p>-123.3333333333</text:p>
          </table:table-cell>
          <table:table-cell office:value-type="float" office:value="0">
            <text:p>0</text:p>
          </table:table-cell>
          <table:table-cell office:value-type="float" office:value="-1126.5">
            <text:p>-1126.5</text:p>
          </table:table-cell>
          <table:table-cell office:value-type="float" office:value="-0.016153678236193">
            <text:p>-0.0161536782</text:p>
          </table:table-cell>
          <table:table-cell office:value-type="float" office:value="0">
            <text:p>0</text:p>
          </table:table-cell>
          <table:table-cell office:value-type="float" office:value="-0.0229303641582022">
            <text:p>-0.0229303642</text:p>
          </table:table-cell>
          <table:table-cell office:value-type="float" office:value="0.943973571161619">
            <text:p>0.9439735712</text:p>
          </table:table-cell>
          <table:table-cell office:value-type="float" office:value="1.09">
            <text:p>1.09</text:p>
          </table:table-cell>
          <table:table-cell office:value-type="float" office:value="0.920774296583131">
            <text:p>0.9207742966</text:p>
          </table:table-cell>
          <table:table-cell table:number-columns-repeated="2" office:value-type="float" office:value="0">
            <text:p>0</text:p>
          </table:table-cell>
          <table:table-cell office:value-type="float" office:value="-29.880441163217">
            <text:p>-29.880441163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7225">
            <text:p>7225</text:p>
          </table:table-cell>
          <table:table-cell office:value-type="float" office:value="17590">
            <text:p>17590</text:p>
          </table:table-cell>
          <table:table-cell office:value-type="float" office:value="46489">
            <text:p>46489</text:p>
          </table:table-cell>
          <table:table-cell office:value-type="float" office:value="-333.6">
            <text:p>-333.6</text:p>
          </table:table-cell>
          <table:table-cell office:value-type="float" office:value="0">
            <text:p>0</text:p>
          </table:table-cell>
          <table:table-cell office:value-type="float" office:value="-1654.2">
            <text:p>-1654.2</text:p>
          </table:table-cell>
          <table:table-cell office:value-type="float" office:value="-0.0461730103806228">
            <text:p>-0.0461730104</text:p>
          </table:table-cell>
          <table:table-cell office:value-type="float" office:value="0">
            <text:p>0</text:p>
          </table:table-cell>
          <table:table-cell office:value-type="float" office:value="-0.0355826109402224">
            <text:p>-0.0355826109</text:p>
          </table:table-cell>
          <table:table-cell office:value-type="float" office:value="0.842573079567534">
            <text:p>0.8425730796</text:p>
          </table:table-cell>
          <table:table-cell office:value-type="float" office:value="1.09">
            <text:p>1.09</text:p>
          </table:table-cell>
          <table:table-cell office:value-type="float" office:value="0.877942461223815">
            <text:p>0.8779424612</text:p>
          </table:table-cell>
          <table:table-cell office:value-type="float" office:value="-14.6626514913919">
            <text:p>-14.6626514914</text:p>
          </table:table-cell>
          <table:table-cell office:value-type="float" office:value="0">
            <text:p>0</text:p>
          </table:table-cell>
          <table:table-cell office:value-type="float" office:value="-19.1312751938623">
            <text:p>-19.131275193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6541">
            <text:p>6541</text:p>
          </table:table-cell>
          <table:table-cell office:value-type="float" office:value="17061">
            <text:p>17061</text:p>
          </table:table-cell>
          <table:table-cell office:value-type="float" office:value="47063">
            <text:p>47063</text:p>
          </table:table-cell>
          <table:table-cell office:value-type="float" office:value="-718">
            <text:p>-7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10976914844825">
            <text:p>-0.1097691484</text:p>
          </table:table-cell>
          <table:table-cell table:number-columns-repeated="2" office:value-type="float" office:value="0">
            <text:p>0</text:p>
          </table:table-cell>
          <table:table-cell office:value-type="float" office:value="0.639424541695192">
            <text:p>0.6394245417</text:p>
          </table:table-cell>
          <table:table-cell office:value-type="float" office:value="1.09">
            <text:p>1.09</text:p>
          </table:table-cell>
          <table:table-cell office:value-type="float" office:value="1.05">
            <text:p>1.05</text:p>
          </table:table-cell>
          <table:table-cell office:value-type="float" office:value="-5.96130176869779">
            <text:p>-5.9613017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6176">
            <text:p>6176</text:p>
          </table:table-cell>
          <table:table-cell office:value-type="float" office:value="16684">
            <text:p>16684</text:p>
          </table:table-cell>
          <table:table-cell office:value-type="float" office:value="47697">
            <text:p>47697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5832">
            <text:p>5832</text:p>
          </table:table-cell>
          <table:table-cell office:value-type="float" office:value="16246">
            <text:p>16246</text:p>
          </table:table-cell>
          <table:table-cell office:value-type="float" office:value="48340">
            <text:p>48340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101.5">
            <text:p>101.5</text:p>
          </table:table-cell>
          <table:table-cell office:value-type="float" office:value="6992">
            <text:p>6992</text:p>
          </table:table-cell>
          <table:table-cell office:value-type="float" office:value="25120.5">
            <text:p>25120.5</text:p>
          </table:table-cell>
          <table:table-cell office:value-type="float" office:value="20.9925">
            <text:p>20.9925</text:p>
          </table:table-cell>
          <table:table-cell table:number-columns-repeated="3" office:value-type="float" office:value="5">
            <text:p>5</text:p>
          </table:table-cell>
          <table:table-cell office:value-type="float" office:value="552">
            <text:p>552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5507">
            <text:p>5507</text:p>
          </table:table-cell>
          <table:table-cell office:value-type="float" office:value="16056">
            <text:p>16056</text:p>
          </table:table-cell>
          <table:table-cell office:value-type="float" office:value="48991">
            <text:p>48991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102.333333333333">
            <text:p>102.3333333333</text:p>
          </table:table-cell>
          <table:table-cell office:value-type="float" office:value="7092.66666666667">
            <text:p>7092.6666666667</text:p>
          </table:table-cell>
          <table:table-cell office:value-type="float" office:value="25523.3333333333">
            <text:p>25523.3333333333</text:p>
          </table:table-cell>
          <table:table-cell office:value-type="float" office:value="20.8833333333333">
            <text:p>20.88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554">
            <text:p>554</text:p>
          </table:table-cell>
          <table:table-cell office:value-type="float" office:value="796">
            <text:p>796</text:p>
          </table:table-cell>
          <table:table-cell office:value-type="float" office:value="1176">
            <text:p>1176</text:p>
          </table:table-cell>
          <table:table-cell office:value-type="float" office:value="5200">
            <text:p>5200</text:p>
          </table:table-cell>
          <table:table-cell office:value-type="float" office:value="15541">
            <text:p>15541</text:p>
          </table:table-cell>
          <table:table-cell office:value-type="float" office:value="49651">
            <text:p>49651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office:value-type="float" office:value="-12">
            <text:p>-12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1">
            <text:p>5.1</text:p>
          </table:table-cell>
          <table:table-cell office:value-type="float" office:value="8.5">
            <text:p>8.5</text:p>
          </table:table-cell>
          <table:table-cell office:value-type="float" office:value="18.1">
            <text:p>18.1</text:p>
          </table:table-cell>
          <table:table-cell office:value-type="float" office:value="4984">
            <text:p>4984</text:p>
          </table:table-cell>
          <table:table-cell office:value-type="float" office:value="8178">
            <text:p>8178</text:p>
          </table:table-cell>
          <table:table-cell office:value-type="float" office:value="10499">
            <text:p>104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4:58.29</dc:date>
    <dc:creator>Liam Widdess</dc:creator>
    <meta:editing-duration>P2DT3H30M58S</meta:editing-duration>
    <meta:editing-cycles>185</meta:editing-cycles>
    <meta:generator>OpenOffice/4.1.7$Win32 OpenOffice.org_project/417m1$Build-9800</meta:generator>
    <meta:document-statistic meta:table-count="8" meta:cell-count="777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375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78">
                <text:p>978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81">
                <text:p>1181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211">
                <text:p>1211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28">
                <text:p>1328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63">
                <text:p>1563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60">
                <text:p>1760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636">
                <text:p>1636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61">
                <text:p>861</text:p>
              </table:table-cell>
              <table:table-cell office:value-type="float" office:value="1822">
                <text:p>1822</text:p>
              </table:table-cell>
              <table:table-cell office:value-type="float" office:value="4523">
                <text:p>452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52">
                <text:p>1052</text:p>
              </table:table-cell>
              <table:table-cell office:value-type="float" office:value="1944">
                <text:p>1944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30">
                <text:p>1030</text:p>
              </table:table-cell>
              <table:table-cell office:value-type="float" office:value="2204">
                <text:p>2204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09">
                <text:p>1109</text:p>
              </table:table-cell>
              <table:table-cell office:value-type="float" office:value="2061">
                <text:p>206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66">
                <text:p>1166</text:p>
              </table:table-cell>
              <table:table-cell office:value-type="float" office:value="2253">
                <text:p>2253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83">
                <text:p>1383</text:p>
              </table:table-cell>
              <table:table-cell office:value-type="float" office:value="2584">
                <text:p>2584</text:p>
              </table:table-cell>
              <table:table-cell office:value-type="float" office:value="5454">
                <text:p>545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04">
                <text:p>1504</text:p>
              </table:table-cell>
              <table:table-cell office:value-type="float" office:value="2718">
                <text:p>2718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30">
                <text:p>1730</text:p>
              </table:table-cell>
              <table:table-cell office:value-type="float" office:value="2876">
                <text:p>2876</text:p>
              </table:table-cell>
              <table:table-cell office:value-type="float" office:value="5628">
                <text:p>562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52">
                <text:p>1752</text:p>
              </table:table-cell>
              <table:table-cell office:value-type="float" office:value="3059">
                <text:p>3059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22">
                <text:p>2022</text:p>
              </table:table-cell>
              <table:table-cell office:value-type="float" office:value="3215">
                <text:p>3215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60">
                <text:p>2060</text:p>
              </table:table-cell>
              <table:table-cell office:value-type="float" office:value="3358">
                <text:p>3358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72">
                <text:p>1872</text:p>
              </table:table-cell>
              <table:table-cell office:value-type="float" office:value="3512">
                <text:p>3512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88">
                <text:p>1988</text:p>
              </table:table-cell>
              <table:table-cell office:value-type="float" office:value="3758">
                <text:p>3758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24">
                <text:p>2124</text:p>
              </table:table-cell>
              <table:table-cell office:value-type="float" office:value="4009">
                <text:p>4009</text:p>
              </table:table-cell>
              <table:table-cell office:value-type="float" office:value="7887">
                <text:p>788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24">
                <text:p>2224</text:p>
              </table:table-cell>
              <table:table-cell office:value-type="float" office:value="4286">
                <text:p>4286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22">
                <text:p>2422</text:p>
              </table:table-cell>
              <table:table-cell office:value-type="float" office:value="4498">
                <text:p>4498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78">
                <text:p>2778</text:p>
              </table:table-cell>
              <table:table-cell office:value-type="float" office:value="4886">
                <text:p>4886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76">
                <text:p>2876</text:p>
              </table:table-cell>
              <table:table-cell office:value-type="float" office:value="5088">
                <text:p>5088</text:p>
              </table:table-cell>
              <table:table-cell office:value-type="float" office:value="8830">
                <text:p>883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64">
                <text:p>2864</text:p>
              </table:table-cell>
              <table:table-cell office:value-type="float" office:value="5569">
                <text:p>5569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15">
                <text:p>3015</text:p>
              </table:table-cell>
              <table:table-cell office:value-type="float" office:value="5382">
                <text:p>5382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492">
                <text:p>3492</text:p>
              </table:table-cell>
              <table:table-cell office:value-type="float" office:value="5834">
                <text:p>5834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08">
                <text:p>3808</text:p>
              </table:table-cell>
              <table:table-cell office:value-type="float" office:value="6347">
                <text:p>6347</text:p>
              </table:table-cell>
              <table:table-cell office:value-type="float" office:value="11739">
                <text:p>1173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038">
                <text:p>4038</text:p>
              </table:table-cell>
              <table:table-cell office:value-type="float" office:value="6790">
                <text:p>6790</text:p>
              </table:table-cell>
              <table:table-cell office:value-type="float" office:value="15369">
                <text:p>1536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50">
                <text:p>4450</text:p>
              </table:table-cell>
              <table:table-cell office:value-type="float" office:value="6633">
                <text:p>6633</text:p>
              </table:table-cell>
              <table:table-cell office:value-type="float" office:value="12041">
                <text:p>1204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420">
                <text:p>4420</text:p>
              </table:table-cell>
              <table:table-cell office:value-type="float" office:value="7170">
                <text:p>7170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2">
                <text:p>4392</text:p>
              </table:table-cell>
              <table:table-cell office:value-type="float" office:value="7990">
                <text:p>7990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838">
                <text:p>4838</text:p>
              </table:table-cell>
              <table:table-cell office:value-type="float" office:value="8191">
                <text:p>8191</text:p>
              </table:table-cell>
              <table:table-cell office:value-type="float" office:value="15111">
                <text:p>1511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8220">
                <text:p>8220</text:p>
              </table:table-cell>
              <table:table-cell office:value-type="float" office:value="15814">
                <text:p>1581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199">
                <text:p>5199</text:p>
              </table:table-cell>
              <table:table-cell office:value-type="float" office:value="8963">
                <text:p>8963</text:p>
              </table:table-cell>
              <table:table-cell office:value-type="float" office:value="17823">
                <text:p>1782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42">
                <text:p>5342</text:p>
              </table:table-cell>
              <table:table-cell office:value-type="float" office:value="9826">
                <text:p>9826</text:p>
              </table:table-cell>
              <table:table-cell office:value-type="float" office:value="18668">
                <text:p>1866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2">
                <text:p>5722</text:p>
              </table:table-cell>
              <table:table-cell office:value-type="float" office:value="10369">
                <text:p>10369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011">
                <text:p>6011</text:p>
              </table:table-cell>
              <table:table-cell office:value-type="float" office:value="10301">
                <text:p>10301</text:p>
              </table:table-cell>
              <table:table-cell office:value-type="float" office:value="17367">
                <text:p>1736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503">
                <text:p>6503</text:p>
              </table:table-cell>
              <table:table-cell office:value-type="float" office:value="11413">
                <text:p>11413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38">
                <text:p>6838</text:p>
              </table:table-cell>
              <table:table-cell office:value-type="float" office:value="12175">
                <text:p>12175</text:p>
              </table:table-cell>
              <table:table-cell office:value-type="float" office:value="18258">
                <text:p>1825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44">
                <text:p>7544</text:p>
              </table:table-cell>
              <table:table-cell office:value-type="float" office:value="12434">
                <text:p>12434</text:p>
              </table:table-cell>
              <table:table-cell office:value-type="float" office:value="17926">
                <text:p>1792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390">
                <text:p>8390</text:p>
              </table:table-cell>
              <table:table-cell office:value-type="float" office:value="12395">
                <text:p>12395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8">
                <text:p>8908</text:p>
              </table:table-cell>
              <table:table-cell office:value-type="float" office:value="12582">
                <text:p>12582</text:p>
              </table:table-cell>
              <table:table-cell office:value-type="float" office:value="19987">
                <text:p>1998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802">
                <text:p>9802</text:p>
              </table:table-cell>
              <table:table-cell office:value-type="float" office:value="13026">
                <text:p>13026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7">
                <text:p>9217</text:p>
              </table:table-cell>
              <table:table-cell office:value-type="float" office:value="12838">
                <text:p>12838</text:p>
              </table:table-cell>
              <table:table-cell office:value-type="float" office:value="20538">
                <text:p>2053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118">
                <text:p>9118</text:p>
              </table:table-cell>
              <table:table-cell office:value-type="float" office:value="12744">
                <text:p>12744</text:p>
              </table:table-cell>
              <table:table-cell office:value-type="float" office:value="18488">
                <text:p>1848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073">
                <text:p>9073</text:p>
              </table:table-cell>
              <table:table-cell office:value-type="float" office:value="12582">
                <text:p>12582</text:p>
              </table:table-cell>
              <table:table-cell office:value-type="float" office:value="19898">
                <text:p>198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282">
                <text:p>9282</text:p>
              </table:table-cell>
              <table:table-cell office:value-type="float" office:value="12364">
                <text:p>12364</text:p>
              </table:table-cell>
              <table:table-cell office:value-type="float" office:value="19737">
                <text:p>1973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694">
                <text:p>8694</text:p>
              </table:table-cell>
              <table:table-cell office:value-type="float" office:value="13369">
                <text:p>13369</text:p>
              </table:table-cell>
              <table:table-cell office:value-type="float" office:value="19656">
                <text:p>1965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18">
                <text:p>9418</text:p>
              </table:table-cell>
              <table:table-cell office:value-type="float" office:value="12934">
                <text:p>12934</text:p>
              </table:table-cell>
              <table:table-cell office:value-type="float" office:value="21294">
                <text:p>2129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8744">
                <text:p>8744</text:p>
              </table:table-cell>
              <table:table-cell office:value-type="float" office:value="13392">
                <text:p>13392</text:p>
              </table:table-cell>
              <table:table-cell office:value-type="float" office:value="21672">
                <text:p>2167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372">
                <text:p>8372</text:p>
              </table:table-cell>
              <table:table-cell office:value-type="float" office:value="13988">
                <text:p>13988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7514">
                <text:p>7514</text:p>
              </table:table-cell>
              <table:table-cell office:value-type="float" office:value="13988">
                <text:p>13988</text:p>
              </table:table-cell>
              <table:table-cell office:value-type="float" office:value="29043">
                <text:p>2904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7871">
                <text:p>7871</text:p>
              </table:table-cell>
              <table:table-cell office:value-type="float" office:value="13704">
                <text:p>13704</text:p>
              </table:table-cell>
              <table:table-cell office:value-type="float" office:value="28098">
                <text:p>2809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8606">
                <text:p>8606</text:p>
              </table:table-cell>
              <table:table-cell office:value-type="float" office:value="14508">
                <text:p>14508</text:p>
              </table:table-cell>
              <table:table-cell office:value-type="float" office:value="32648">
                <text:p>3264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084">
                <text:p>7084</text:p>
              </table:table-cell>
              <table:table-cell office:value-type="float" office:value="14534">
                <text:p>14534</text:p>
              </table:table-cell>
              <table:table-cell office:value-type="float" office:value="35497">
                <text:p>3549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874">
                <text:p>6874</text:p>
              </table:table-cell>
              <table:table-cell office:value-type="float" office:value="13748">
                <text:p>13748</text:p>
              </table:table-cell>
              <table:table-cell office:value-type="float" office:value="34342">
                <text:p>3434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546">
                <text:p>7546</text:p>
              </table:table-cell>
              <table:table-cell office:value-type="float" office:value="14399">
                <text:p>14399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7182">
                <text:p>7182</text:p>
              </table:table-cell>
              <table:table-cell office:value-type="float" office:value="15576">
                <text:p>15576</text:p>
              </table:table-cell>
              <table:table-cell office:value-type="float" office:value="40117">
                <text:p>4011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140">
                <text:p>7140</text:p>
              </table:table-cell>
              <table:table-cell office:value-type="float" office:value="14762">
                <text:p>14762</text:p>
              </table:table-cell>
              <table:table-cell office:value-type="float" office:value="34265">
                <text:p>3426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7252">
                <text:p>7252</text:p>
              </table:table-cell>
              <table:table-cell office:value-type="float" office:value="15022">
                <text:p>15022</text:p>
              </table:table-cell>
              <table:table-cell office:value-type="float" office:value="35754">
                <text:p>3575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7686">
                <text:p>7686</text:p>
              </table:table-cell>
              <table:table-cell office:value-type="float" office:value="15950">
                <text:p>15950</text:p>
              </table:table-cell>
              <table:table-cell office:value-type="float" office:value="39116">
                <text:p>3911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8176">
                <text:p>8176</text:p>
              </table:table-cell>
              <table:table-cell office:value-type="float" office:value="16698">
                <text:p>16698</text:p>
              </table:table-cell>
              <table:table-cell office:value-type="float" office:value="39648">
                <text:p>3964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8106">
                <text:p>8106</text:p>
              </table:table-cell>
              <table:table-cell office:value-type="float" office:value="16282">
                <text:p>16282</text:p>
              </table:table-cell>
              <table:table-cell office:value-type="float" office:value="39984">
                <text:p>3998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8400">
                <text:p>8400</text:p>
              </table:table-cell>
              <table:table-cell office:value-type="float" office:value="17400">
                <text:p>17400</text:p>
              </table:table-cell>
              <table:table-cell office:value-type="float" office:value="42966">
                <text:p>4296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728">
                <text:p>7728</text:p>
              </table:table-cell>
              <table:table-cell office:value-type="float" office:value="16852">
                <text:p>16852</text:p>
              </table:table-cell>
              <table:table-cell office:value-type="float" office:value="42756">
                <text:p>4275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756">
                <text:p>7756</text:p>
              </table:table-cell>
              <table:table-cell office:value-type="float" office:value="16936">
                <text:p>16936</text:p>
              </table:table-cell>
              <table:table-cell office:value-type="float" office:value="43386">
                <text:p>4338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526">
                <text:p>7526</text:p>
              </table:table-cell>
              <table:table-cell office:value-type="float" office:value="16791">
                <text:p>16791</text:p>
              </table:table-cell>
              <table:table-cell office:value-type="float" office:value="44394">
                <text:p>4439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7883">
                <text:p>7883</text:p>
              </table:table-cell>
              <table:table-cell office:value-type="float" office:value="17559">
                <text:p>17559</text:p>
              </table:table-cell>
              <table:table-cell office:value-type="float" office:value="46410">
                <text:p>4641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596">
                <text:p>7596</text:p>
              </table:table-cell>
              <table:table-cell office:value-type="float" office:value="17358">
                <text:p>17358</text:p>
              </table:table-cell>
              <table:table-cell office:value-type="float" office:value="48468">
                <text:p>4846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7281">
                <text:p>7281</text:p>
              </table:table-cell>
              <table:table-cell office:value-type="float" office:value="17445">
                <text:p>17445</text:p>
              </table:table-cell>
              <table:table-cell office:value-type="float" office:value="48846">
                <text:p>4884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209">
                <text:p>8209</text:p>
              </table:table-cell>
              <table:table-cell office:value-type="float" office:value="18000">
                <text:p>18000</text:p>
              </table:table-cell>
              <table:table-cell office:value-type="float" office:value="50358">
                <text:p>5035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9413">
                <text:p>9413</text:p>
              </table:table-cell>
              <table:table-cell office:value-type="float" office:value="19515">
                <text:p>19515</text:p>
              </table:table-cell>
              <table:table-cell office:value-type="float" office:value="48901">
                <text:p>4890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703">
                <text:p>8703</text:p>
              </table:table-cell>
              <table:table-cell office:value-type="float" office:value="18282">
                <text:p>18282</text:p>
              </table:table-cell>
              <table:table-cell office:value-type="float" office:value="49392">
                <text:p>4939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7635">
                <text:p>7635</text:p>
              </table:table-cell>
              <table:table-cell office:value-type="float" office:value="17834">
                <text:p>17834</text:p>
              </table:table-cell>
              <table:table-cell office:value-type="float" office:value="49127">
                <text:p>4912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7225">
                <text:p>7225</text:p>
              </table:table-cell>
              <table:table-cell office:value-type="float" office:value="17590">
                <text:p>17590</text:p>
              </table:table-cell>
              <table:table-cell office:value-type="float" office:value="46489">
                <text:p>4648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41">
                <text:p>6541</text:p>
              </table:table-cell>
              <table:table-cell office:value-type="float" office:value="17061">
                <text:p>17061</text:p>
              </table:table-cell>
              <table:table-cell office:value-type="float" office:value="47063">
                <text:p>4706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176">
                <text:p>6176</text:p>
              </table:table-cell>
              <table:table-cell office:value-type="float" office:value="16684">
                <text:p>1668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5832">
                <text:p>5832</text:p>
              </table:table-cell>
              <table:table-cell office:value-type="float" office:value="16246">
                <text:p>16246</text:p>
              </table:table-cell>
              <table:table-cell office:value-type="float" office:value="48340">
                <text:p>4834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507">
                <text:p>5507</text:p>
              </table:table-cell>
              <table:table-cell office:value-type="float" office:value="16056">
                <text:p>16056</text:p>
              </table:table-cell>
              <table:table-cell office:value-type="float" office:value="48991">
                <text:p>4899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5200">
                <text:p>5200</text:p>
              </table:table-cell>
              <table:table-cell office:value-type="float" office:value="15541">
                <text:p>15541</text:p>
              </table:table-cell>
              <table:table-cell office:value-type="float" office:value="49651">
                <text:p>49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64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092.66666666667">
                <text:p>7092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4cm" svg:y="1.405cm" svg:width="31.523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9925">
                <text:p>20.99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8833333333333">
                <text:p>20.8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2cm" svg:y="1.352cm" svg:width="31.97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6653678733779">
                <text:p>1.6665367873377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78219955336434">
                <text:p>0.97821995533643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41453105683451">
                <text:p>1.41453105683451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42219325284478">
                <text:p>1.4221932528447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2984084018258">
                <text:p>1.3298408401825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3000046487603">
                <text:p>1.3300004648760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591667706584">
                <text:p>1.2459166770658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5503905567518">
                <text:p>1.2550390556751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0049382716049">
                <text:p>1.2004938271604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6075180963254">
                <text:p>1.1607518096325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456737330441">
                <text:p>1.2545673733044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6767784296679">
                <text:p>1.2676778429667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215087045848">
                <text:p>1.1921508704584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1231114790625">
                <text:p>1.2123111479062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827703274522">
                <text:p>1.2182770327452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368265595463">
                <text:p>1.2336826559546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717552866859">
                <text:p>1.271755286685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742362360551">
                <text:p>1.174236236055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094108212941">
                <text:p>1.2309410821294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4990160077341">
                <text:p>1.2499016007734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513418256945">
                <text:p>1.2751341825694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9996377477464">
                <text:p>1.1999637747746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8697377234603">
                <text:p>1.1869737723460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5729326934918">
                <text:p>1.2572932693491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922837086538">
                <text:p>1.3092283708653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5234778716454">
                <text:p>1.2523477871645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6193694962484">
                <text:p>1.1619369496248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2353592343254">
                <text:p>1.12353592343254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44266665789983">
                <text:p>1.4426666578998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0016684092358">
                <text:p>1.2001668409235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7939854354722">
                <text:p>1.1793985435472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1115314877385">
                <text:p>1.3111531487738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9920801354674">
                <text:p>1.1992080135467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4754075050526">
                <text:p>1.1475407505052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4965978143074">
                <text:p>1.2496597814307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1048598955212">
                <text:p>1.2104859895521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370859211733">
                <text:p>1.2137085921173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0379201223061">
                <text:p>1.2037920122306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8835181837769">
                <text:p>1.2883518183776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087484424682">
                <text:p>1.2708748442468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810505807926">
                <text:p>1.281050580792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336416394374">
                <text:p>1.0433641639437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37522038695">
                <text:p>1.053752203869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687149325145">
                <text:p>1.0668714932514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5878198104553">
                <text:p>1.0587819810455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437660395724">
                <text:p>1.0643766039572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1904208937968">
                <text:p>1.0190420893796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687149325145">
                <text:p>1.0668714932514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741091398992">
                <text:p>1.0374109139899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968450401849775">
                <text:p>0.96845040184977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166864973555">
                <text:p>1.016686497355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4472557089532">
                <text:p>1.1447255708953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0.955840870990139">
                <text:p>0.95584087099013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939022778647809">
                <text:p>0.93902277864780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4552907552604">
                <text:p>1.1455290755260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0.859007233521332">
                <text:p>0.85900723352133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886604755143077">
                <text:p>0.88660475514307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6572277834006">
                <text:p>1.06572277834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1742800766393">
                <text:p>1.0174280076639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8961445590547">
                <text:p>1.0896144559054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4531266171895">
                <text:p>1.0453126617189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9341684167275">
                <text:p>1.0934168416727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9804328180737">
                <text:p>1.0980432818073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990503603497164">
                <text:p>0.99050360349716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3083638477963">
                <text:p>1.0308363847796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3306098959572">
                <text:p>1.0330609895957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3676731043227">
                <text:p>1.0367673104322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3086584204647">
                <text:p>1.0308658420464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4672317461532">
                <text:p>1.046723174615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6644507718668">
                <text:p>1.0664450771866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517633540041">
                <text:p>1.051763354004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5183448332601">
                <text:p>1.0518344833260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159086077161">
                <text:p>1.0115908607716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615005405385">
                <text:p>1.061500540538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4767058997636">
                <text:p>0.9476705899763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722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120.5">
                <text:p>25120.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523.3333333333">
                <text:p>2552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